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monospace"/>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34850" officeooo:paragraph-rsid="00334850"/>
    </style:style>
    <style:style style:name="P13" style:family="paragraph" style:parent-style-name="Text_20_body">
      <style:text-properties officeooo:rsid="003d66c2" officeooo:paragraph-rsid="003fed10"/>
    </style:style>
    <style:style style:name="P14" style:family="paragraph" style:parent-style-name="Text_20_body">
      <style:text-properties officeooo:rsid="0041cd81" officeooo:paragraph-rsid="004334e0"/>
    </style:style>
    <style:style style:name="P15" style:family="paragraph" style:parent-style-name="Text_20_body">
      <style:text-properties officeooo:rsid="0043a5a9" officeooo:paragraph-rsid="0043a5a9"/>
    </style:style>
    <style:style style:name="P16" style:family="paragraph" style:parent-style-name="Text_20_body">
      <style:text-properties officeooo:rsid="0043ad47" officeooo:paragraph-rsid="0043ad47"/>
    </style:style>
    <style:style style:name="P17" style:family="paragraph" style:parent-style-name="Text_20_body">
      <style:text-properties officeooo:rsid="00454f2a" officeooo:paragraph-rsid="00454f2a"/>
    </style:style>
    <style:style style:name="P18" style:family="paragraph" style:parent-style-name="Text_20_body">
      <style:text-properties officeooo:rsid="00498125" officeooo:paragraph-rsid="00498125"/>
    </style:style>
    <style:style style:name="P19" style:family="paragraph" style:parent-style-name="Text_20_body">
      <style:text-properties officeooo:rsid="004cd03f" officeooo:paragraph-rsid="004cd03f"/>
    </style:style>
    <style:style style:name="P20" style:family="paragraph" style:parent-style-name="Text_20_body">
      <style:text-properties officeooo:rsid="00537412" officeooo:paragraph-rsid="00537412"/>
    </style:style>
    <style:style style:name="P21" style:family="paragraph" style:parent-style-name="Text_20_body">
      <style:text-properties officeooo:rsid="001c1110" officeooo:paragraph-rsid="001c1110"/>
    </style:style>
    <style:style style:name="P22" style:family="paragraph" style:parent-style-name="Text_20_body">
      <style:text-properties officeooo:rsid="0072a53a" officeooo:paragraph-rsid="0072a53a"/>
    </style:style>
    <style:style style:name="P23" style:family="paragraph" style:parent-style-name="Text_20_body">
      <style:text-properties officeooo:rsid="0022077b" officeooo:paragraph-rsid="0022077b"/>
    </style:style>
    <style:style style:name="P24" style:family="paragraph" style:parent-style-name="Text_20_body">
      <style:text-properties officeooo:rsid="001f9537" officeooo:paragraph-rsid="0073db24"/>
    </style:style>
    <style:style style:name="P25" style:family="paragraph" style:parent-style-name="Text_20_body">
      <style:text-properties officeooo:rsid="00743caa" officeooo:paragraph-rsid="00743caa"/>
    </style:style>
    <style:style style:name="P26" style:family="paragraph" style:parent-style-name="Text_20_body">
      <style:text-properties officeooo:rsid="0075ee82" officeooo:paragraph-rsid="0075ee82"/>
    </style:style>
    <style:style style:name="P27" style:family="paragraph" style:parent-style-name="Text_20_body">
      <style:text-properties officeooo:paragraph-rsid="007a18d7"/>
    </style:style>
    <style:style style:name="P28" style:family="paragraph" style:parent-style-name="Text_20_body">
      <style:text-properties officeooo:rsid="007cdabc" officeooo:paragraph-rsid="007cdabc"/>
    </style:style>
    <style:style style:name="P29" style:family="paragraph" style:parent-style-name="Text_20_body">
      <style:text-properties officeooo:rsid="00828cb7" officeooo:paragraph-rsid="00828cb7"/>
    </style:style>
    <style:style style:name="P30" style:family="paragraph" style:parent-style-name="Text_20_body">
      <style:text-properties style:font-name="Verdana" officeooo:rsid="00828cb7" officeooo:paragraph-rsid="00828cb7" style:font-size-asian="10.5pt"/>
    </style:style>
    <style:style style:name="P31" style:family="paragraph" style:parent-style-name="Text_20_body">
      <style:text-properties officeooo:rsid="00898f00" officeooo:paragraph-rsid="00898f00"/>
    </style:style>
    <style:style style:name="P32" style:family="paragraph" style:parent-style-name="Text_20_body">
      <style:text-properties officeooo:rsid="00898f00" officeooo:paragraph-rsid="008afdf1"/>
    </style:style>
    <style:style style:name="P33" style:family="paragraph" style:parent-style-name="Text_20_body">
      <style:text-properties officeooo:rsid="008c9be1" officeooo:paragraph-rsid="008c9be1"/>
    </style:style>
    <style:style style:name="P34" style:family="paragraph" style:parent-style-name="Text_20_body">
      <style:text-properties officeooo:rsid="008e8015" officeooo:paragraph-rsid="008e8015"/>
    </style:style>
    <style:style style:name="P35" style:family="paragraph" style:parent-style-name="Text_20_body">
      <style:text-properties officeooo:rsid="0094fbee" officeooo:paragraph-rsid="009acb1b"/>
    </style:style>
    <style:style style:name="P36" style:family="paragraph" style:parent-style-name="Text_20_body">
      <style:text-properties officeooo:rsid="0096c643" officeooo:paragraph-rsid="009acb1b"/>
    </style:style>
    <style:style style:name="P37" style:family="paragraph" style:parent-style-name="Text_20_body">
      <style:text-properties officeooo:rsid="009bd82e" officeooo:paragraph-rsid="009bd82e"/>
    </style:style>
    <style:style style:name="P38" style:family="paragraph" style:parent-style-name="Text_20_body">
      <style:text-properties officeooo:rsid="009f55e9" officeooo:paragraph-rsid="00a84bd7"/>
    </style:style>
    <style:style style:name="P39" style:family="paragraph" style:parent-style-name="Text_20_body">
      <style:text-properties officeooo:rsid="00a22f61" officeooo:paragraph-rsid="00a918df"/>
    </style:style>
    <style:style style:name="P40" style:family="paragraph" style:parent-style-name="Text_20_body">
      <style:text-properties officeooo:rsid="00a22f61" officeooo:paragraph-rsid="00b57532"/>
    </style:style>
    <style:style style:name="P41" style:family="paragraph" style:parent-style-name="Text_20_body">
      <style:text-properties officeooo:rsid="00abdc1f" officeooo:paragraph-rsid="00abdc1f"/>
    </style:style>
    <style:style style:name="P42" style:family="paragraph" style:parent-style-name="Text_20_body">
      <style:text-properties officeooo:rsid="00aeaec7" officeooo:paragraph-rsid="00aeaec7"/>
    </style:style>
    <style:style style:name="P43" style:family="paragraph" style:parent-style-name="Text_20_body">
      <style:text-properties style:font-name="Verdana2" officeooo:rsid="00a22f61" officeooo:paragraph-rsid="00b57532"/>
    </style:style>
    <style:style style:name="P44" style:family="paragraph" style:parent-style-name="Text_20_body">
      <style:text-properties officeooo:rsid="00ba1bfd" officeooo:paragraph-rsid="00ba1bfd"/>
    </style:style>
    <style:style style:name="P45" style:family="paragraph" style:parent-style-name="Text_20_body">
      <style:text-properties officeooo:rsid="00bba03a" officeooo:paragraph-rsid="00bba03a"/>
    </style:style>
    <style:style style:name="P46" style:family="paragraph" style:parent-style-name="Text_20_body">
      <style:text-properties officeooo:rsid="00bca016" officeooo:paragraph-rsid="00bca016"/>
    </style:style>
    <style:style style:name="P47" style:family="paragraph" style:parent-style-name="Text_20_body">
      <style:text-properties officeooo:rsid="00bd51e8" officeooo:paragraph-rsid="00bd51e8"/>
    </style:style>
    <style:style style:name="P48" style:family="paragraph" style:parent-style-name="Text_20_body">
      <style:text-properties officeooo:rsid="00bd51e8" officeooo:paragraph-rsid="00cd8bea"/>
    </style:style>
    <style:style style:name="P49" style:family="paragraph" style:parent-style-name="Text_20_body">
      <style:text-properties officeooo:rsid="00be4e52" officeooo:paragraph-rsid="00be4e52"/>
    </style:style>
    <style:style style:name="P50" style:family="paragraph" style:parent-style-name="Text_20_body">
      <style:text-properties officeooo:rsid="00c04ef1" officeooo:paragraph-rsid="00c04ef1"/>
    </style:style>
    <style:style style:name="P51" style:family="paragraph" style:parent-style-name="Text_20_body">
      <style:text-properties officeooo:rsid="00c082b5" officeooo:paragraph-rsid="00c082b5"/>
    </style:style>
    <style:style style:name="P52" style:family="paragraph" style:parent-style-name="Text_20_body">
      <style:text-properties officeooo:rsid="00c33256" officeooo:paragraph-rsid="00c33256"/>
    </style:style>
    <style:style style:name="P53" style:family="paragraph" style:parent-style-name="Text_20_body">
      <style:text-properties officeooo:rsid="00c49c12" officeooo:paragraph-rsid="00c49c12"/>
    </style:style>
    <style:style style:name="P54" style:family="paragraph" style:parent-style-name="Text_20_body">
      <style:text-properties officeooo:rsid="00c49c12" officeooo:paragraph-rsid="00c816c7"/>
    </style:style>
    <style:style style:name="P55" style:family="paragraph" style:parent-style-name="Text_20_body">
      <style:text-properties officeooo:rsid="00c656b0" officeooo:paragraph-rsid="00c656b0"/>
    </style:style>
    <style:style style:name="P56" style:family="paragraph" style:parent-style-name="Text_20_body">
      <style:text-properties officeooo:rsid="00c7104e" officeooo:paragraph-rsid="00c7104e"/>
    </style:style>
    <style:style style:name="P57" style:family="paragraph" style:parent-style-name="Text_20_body">
      <style:text-properties officeooo:rsid="00c889f3" officeooo:paragraph-rsid="00c889f3"/>
    </style:style>
    <style:style style:name="P58" style:family="paragraph" style:parent-style-name="Text_20_body">
      <style:text-properties officeooo:rsid="00c92bf7" officeooo:paragraph-rsid="00c92bf7"/>
    </style:style>
    <style:style style:name="P59" style:family="paragraph" style:parent-style-name="Text_20_body">
      <style:text-properties officeooo:rsid="00cb9fe3" officeooo:paragraph-rsid="00cb9fe3"/>
    </style:style>
    <style:style style:name="P60" style:family="paragraph" style:parent-style-name="Text_20_body">
      <style:text-properties officeooo:rsid="00cc801b" officeooo:paragraph-rsid="00cc801b"/>
    </style:style>
    <style:style style:name="P61" style:family="paragraph" style:parent-style-name="Quelltext">
      <style:text-properties officeooo:paragraph-rsid="0013c287"/>
    </style:style>
    <style:style style:name="P62" style:family="paragraph" style:parent-style-name="Quelltext">
      <style:text-properties officeooo:paragraph-rsid="001a70cb"/>
    </style:style>
    <style:style style:name="P63" style:family="paragraph" style:parent-style-name="Quelltext">
      <style:text-properties officeooo:paragraph-rsid="0056a24e"/>
    </style:style>
    <style:style style:name="P64" style:family="paragraph" style:parent-style-name="Quelltext">
      <style:text-properties officeooo:paragraph-rsid="005d8782"/>
    </style:style>
    <style:style style:name="P65" style:family="paragraph" style:parent-style-name="Quelltext">
      <style:text-properties fo:font-weight="bold" officeooo:rsid="00743caa" officeooo:paragraph-rsid="00743caa" style:font-weight-asian="bold" style:font-weight-complex="bold"/>
    </style:style>
    <style:style style:name="P66" style:family="paragraph" style:parent-style-name="Quelltext">
      <style:text-properties officeooo:paragraph-rsid="00743caa"/>
    </style:style>
    <style:style style:name="P67" style:family="paragraph" style:parent-style-name="Quelltext">
      <style:text-properties officeooo:paragraph-rsid="007a6ff8"/>
    </style:style>
    <style:style style:name="P68" style:family="paragraph" style:parent-style-name="Quelltext">
      <style:text-properties officeooo:rsid="007cb6ae" officeooo:paragraph-rsid="007cb6ae"/>
    </style:style>
    <style:style style:name="P69" style:family="paragraph" style:parent-style-name="Quelltext">
      <style:text-properties officeooo:rsid="007cb6ae" officeooo:paragraph-rsid="00a918df"/>
    </style:style>
    <style:style style:name="P70" style:family="paragraph" style:parent-style-name="Quelltext">
      <style:text-properties officeooo:rsid="007cb6ae" officeooo:paragraph-rsid="00b87086"/>
    </style:style>
    <style:style style:name="P71" style:family="paragraph" style:parent-style-name="Quelltext">
      <style:text-properties officeooo:rsid="00a22f61" officeooo:paragraph-rsid="00a918df"/>
    </style:style>
    <style:style style:name="P72" style:family="paragraph" style:parent-style-name="Quotations">
      <style:text-properties officeooo:rsid="00601668" officeooo:paragraph-rsid="00601668"/>
    </style:style>
    <style:style style:name="P73" style:family="paragraph" style:parent-style-name="Preformatted_20_Text">
      <style:text-properties officeooo:rsid="00ba1bfd" officeooo:paragraph-rsid="00ba1bfd"/>
    </style:style>
    <style:style style:name="P74" style:family="paragraph" style:parent-style-name="Preformatted_20_Text">
      <style:paragraph-properties fo:margin-top="0cm" fo:margin-bottom="0.499cm" loext:contextual-spacing="false"/>
    </style:style>
    <style:style style:name="P75" style:family="paragraph" style:parent-style-name="Table_20_Contents">
      <style:text-properties style:font-name="Verdana" style:font-size-asian="10.5pt"/>
    </style:style>
    <style:style style:name="P76" style:family="paragraph" style:parent-style-name="Table_20_Contents">
      <style:text-properties style:font-name="Verdana" officeooo:rsid="00828cb7" officeooo:paragraph-rsid="00828cb7" style:font-size-asian="10.5pt"/>
    </style:style>
    <style:style style:name="P77" style:family="paragraph" style:parent-style-name="Text_20_body" style:list-style-name="L1">
      <style:text-properties officeooo:rsid="00135d5b" officeooo:paragraph-rsid="00135d5b"/>
    </style:style>
    <style:style style:name="P78" style:family="paragraph" style:parent-style-name="Text_20_body" style:list-style-name="L2">
      <style:text-properties officeooo:rsid="001dddb2" officeooo:paragraph-rsid="001dddb2"/>
    </style:style>
    <style:style style:name="P79" style:family="paragraph" style:parent-style-name="Text_20_body" style:list-style-name="L2">
      <style:text-properties officeooo:rsid="005f4544" officeooo:paragraph-rsid="005f4544"/>
    </style:style>
    <style:style style:name="P80" style:family="paragraph" style:parent-style-name="Text_20_body">
      <style:text-properties officeooo:rsid="007a18d7" officeooo:paragraph-rsid="007a18d7"/>
    </style:style>
    <style:style style:name="P81" style:family="paragraph" style:parent-style-name="Text_20_body" style:list-style-name="L3">
      <style:text-properties officeooo:rsid="00a22f61" officeooo:paragraph-rsid="00a22f61"/>
    </style:style>
    <style:style style:name="P82" style:family="paragraph" style:parent-style-name="Text_20_body" style:list-style-name="L3">
      <style:text-properties officeooo:rsid="00a22f61" officeooo:paragraph-rsid="00af5123"/>
    </style:style>
    <style:style style:name="P83" style:family="paragraph" style:parent-style-name="Text_20_body" style:list-style-name="L3">
      <style:text-properties officeooo:rsid="00a31ab2" officeooo:paragraph-rsid="00a31ab2"/>
    </style:style>
    <style:style style:name="P84" style:family="paragraph" style:parent-style-name="Text_20_body" style:list-style-name="L3">
      <style:text-properties officeooo:rsid="00abdc1f" officeooo:paragraph-rsid="00abdc1f"/>
    </style:style>
    <style:style style:name="P85" style:family="paragraph" style:parent-style-name="Text_20_body">
      <style:text-properties officeooo:rsid="00cca58f" officeooo:paragraph-rsid="00cca58f"/>
    </style:style>
    <style:style style:name="P86" style:family="paragraph" style:parent-style-name="Text_20_body">
      <style:text-properties officeooo:rsid="00ce7668" officeooo:paragraph-rsid="00ce7668"/>
    </style:style>
    <style:style style:name="P87" style:family="paragraph" style:parent-style-name="Text_20_body">
      <style:text-properties officeooo:rsid="00d0c39f" officeooo:paragraph-rsid="00d0c39f"/>
    </style:style>
    <style:style style:name="P88" style:family="paragraph" style:parent-style-name="Text_20_body">
      <style:text-properties officeooo:rsid="00d0c39f" officeooo:paragraph-rsid="00d27f93"/>
    </style:style>
    <style:style style:name="P89" style:family="paragraph" style:parent-style-name="Text_20_body">
      <style:text-properties officeooo:rsid="00d33ce0" officeooo:paragraph-rsid="00d33ce0"/>
    </style:style>
    <style:style style:name="P90" style:family="paragraph" style:parent-style-name="Text_20_body">
      <style:text-properties officeooo:rsid="00d49ebc" officeooo:paragraph-rsid="00d49ebc"/>
    </style:style>
    <style:style style:name="P91" style:family="paragraph" style:parent-style-name="Text_20_body">
      <style:text-properties officeooo:rsid="00d5dd67" officeooo:paragraph-rsid="00d5dd67"/>
    </style:style>
    <style:style style:name="P92" style:family="paragraph" style:parent-style-name="Text_20_body">
      <style:text-properties officeooo:rsid="00d6501b" officeooo:paragraph-rsid="00d6501b"/>
    </style:style>
    <style:style style:name="P93" style:family="paragraph" style:parent-style-name="Text_20_body">
      <style:text-properties officeooo:rsid="00d8206f" officeooo:paragraph-rsid="00d8206f"/>
    </style:style>
    <style:style style:name="P94" style:family="paragraph" style:parent-style-name="Text_20_body">
      <style:text-properties officeooo:rsid="00d9d09a" officeooo:paragraph-rsid="00dabc5f"/>
    </style:style>
    <style:style style:name="P95" style:family="paragraph" style:parent-style-name="Text_20_body" style:list-style-name="L4">
      <style:text-properties officeooo:paragraph-rsid="00dabc5f"/>
    </style:style>
    <style:style style:name="P96" style:family="paragraph" style:parent-style-name="Text_20_body">
      <style:text-properties officeooo:rsid="00dd7358" officeooo:paragraph-rsid="00dd7358"/>
    </style:style>
    <style:style style:name="P97" style:family="paragraph" style:parent-style-name="Text_20_body">
      <style:text-properties officeooo:rsid="00ddd20d" officeooo:paragraph-rsid="00e30cc1"/>
    </style:style>
    <style:style style:name="P98" style:family="paragraph" style:parent-style-name="Text_20_body">
      <style:text-properties officeooo:rsid="00e30cc1" officeooo:paragraph-rsid="00e30cc1"/>
    </style:style>
    <style:style style:name="P99" style:family="paragraph" style:parent-style-name="Text_20_body">
      <style:text-properties officeooo:rsid="00e4e81f" officeooo:paragraph-rsid="00e4e81f"/>
    </style:style>
    <style:style style:name="P100" style:family="paragraph" style:parent-style-name="Text_20_body">
      <style:text-properties officeooo:rsid="00e4e81f" officeooo:paragraph-rsid="00e6b143"/>
    </style:style>
    <style:style style:name="P101" style:family="paragraph" style:parent-style-name="Text_20_body">
      <style:text-properties officeooo:rsid="00e84206" officeooo:paragraph-rsid="00e84206"/>
    </style:style>
    <style:style style:name="P102" style:family="paragraph" style:parent-style-name="Text_20_body">
      <style:text-properties officeooo:rsid="00ec4b5e" officeooo:paragraph-rsid="00ec4b5e"/>
    </style:style>
    <style:style style:name="P103" style:family="paragraph" style:parent-style-name="Text_20_body">
      <style:text-properties officeooo:rsid="00f19a8f" officeooo:paragraph-rsid="00f19a8f"/>
    </style:style>
    <style:style style:name="P104" style:family="paragraph" style:parent-style-name="Text_20_body">
      <style:text-properties officeooo:rsid="00f254f7" officeooo:paragraph-rsid="00f254f7"/>
    </style:style>
    <style:style style:name="P105" style:family="paragraph" style:parent-style-name="Text_20_body">
      <style:text-properties officeooo:rsid="00f254f7" officeooo:paragraph-rsid="00f4d5cf"/>
    </style:style>
    <style:style style:name="P106" style:family="paragraph" style:parent-style-name="Text_20_body">
      <style:text-properties officeooo:rsid="00f5c7fd" officeooo:paragraph-rsid="00f5c7fd"/>
    </style:style>
    <style:style style:name="P107" style:family="paragraph" style:parent-style-name="Text_20_body">
      <style:text-properties officeooo:rsid="00f5c7fd" officeooo:paragraph-rsid="00fc1cd4"/>
    </style:style>
    <style:style style:name="P108" style:family="paragraph" style:parent-style-name="Text_20_body">
      <style:text-properties officeooo:rsid="00f6605e" officeooo:paragraph-rsid="00f6605e"/>
    </style:style>
    <style:style style:name="P109" style:family="paragraph" style:parent-style-name="Text_20_body" style:list-style-name="L5">
      <style:text-properties officeooo:rsid="00f812ae" officeooo:paragraph-rsid="00f812ae"/>
    </style:style>
    <style:style style:name="P110" style:family="paragraph" style:parent-style-name="Text_20_body" style:list-style-name="L5">
      <style:text-properties officeooo:rsid="00f812ae" officeooo:paragraph-rsid="00fab098"/>
    </style:style>
    <style:style style:name="P111" style:family="paragraph" style:parent-style-name="Text_20_body">
      <style:text-properties officeooo:rsid="0104a071" officeooo:paragraph-rsid="0104a071"/>
    </style:style>
    <style:style style:name="P112" style:family="paragraph" style:parent-style-name="Text_20_body">
      <style:text-properties officeooo:rsid="01055bc8" officeooo:paragraph-rsid="01055bc8"/>
    </style:style>
    <style:style style:name="P113" style:family="paragraph" style:parent-style-name="Text_20_body">
      <style:text-properties officeooo:paragraph-rsid="0034a62c"/>
    </style:style>
    <style:style style:name="P114" style:family="paragraph" style:parent-style-name="Text_20_body">
      <style:text-properties officeooo:rsid="01070dbc" officeooo:paragraph-rsid="01070dbc"/>
    </style:style>
    <style:style style:name="P115" style:family="paragraph" style:parent-style-name="Text_20_body">
      <style:text-properties officeooo:rsid="0108fe84" officeooo:paragraph-rsid="0108fe84"/>
    </style:style>
    <style:style style:name="P116" style:family="paragraph" style:parent-style-name="Text_20_body">
      <style:text-properties officeooo:rsid="01098cb2" officeooo:paragraph-rsid="010f1416"/>
    </style:style>
    <style:style style:name="P117" style:family="paragraph" style:parent-style-name="Text_20_body">
      <style:text-properties officeooo:rsid="010cd7fb" officeooo:paragraph-rsid="010cd7fb"/>
    </style:style>
    <style:style style:name="P118" style:family="paragraph" style:parent-style-name="Text_20_body">
      <style:text-properties officeooo:rsid="010f092c" officeooo:paragraph-rsid="010f092c"/>
    </style:style>
    <style:style style:name="P119" style:family="paragraph" style:parent-style-name="Text_20_body">
      <style:text-properties officeooo:rsid="010f1416" officeooo:paragraph-rsid="010f1416"/>
    </style:style>
    <style:style style:name="P120" style:family="paragraph" style:parent-style-name="Text_20_body">
      <style:text-properties officeooo:rsid="01104815" officeooo:paragraph-rsid="01104815"/>
    </style:style>
    <style:style style:name="P121" style:family="paragraph" style:parent-style-name="Text_20_body">
      <style:text-properties officeooo:rsid="0112488b" officeooo:paragraph-rsid="0113e76d"/>
    </style:style>
    <style:style style:name="P122" style:family="paragraph" style:parent-style-name="Text_20_body">
      <style:text-properties officeooo:rsid="0113e76d" officeooo:paragraph-rsid="0113e76d"/>
    </style:style>
    <style:style style:name="P123" style:family="paragraph" style:parent-style-name="Text_20_body">
      <style:text-properties officeooo:rsid="0114532f" officeooo:paragraph-rsid="0114532f"/>
    </style:style>
    <style:style style:name="P124" style:family="paragraph" style:parent-style-name="Text_20_body">
      <style:text-properties officeooo:rsid="01159fb8" officeooo:paragraph-rsid="01159fb8"/>
    </style:style>
    <style:style style:name="P125" style:family="paragraph" style:parent-style-name="Text_20_body">
      <style:text-properties officeooo:rsid="011706a3" officeooo:paragraph-rsid="011706a3"/>
    </style:style>
    <style:style style:name="P126" style:family="paragraph" style:parent-style-name="Text_20_body">
      <style:text-properties officeooo:rsid="01189742" officeooo:paragraph-rsid="01189742"/>
    </style:style>
    <style:style style:name="P127" style:family="paragraph" style:parent-style-name="Text_20_body">
      <style:text-properties officeooo:rsid="0118a4aa" officeooo:paragraph-rsid="0118a4aa"/>
    </style:style>
    <style:style style:name="P128" style:family="paragraph" style:parent-style-name="Text_20_body">
      <style:text-properties officeooo:rsid="011b98ce" officeooo:paragraph-rsid="011b98ce"/>
    </style:style>
    <style:style style:name="P129" style:family="paragraph" style:parent-style-name="Text_20_body">
      <style:text-properties officeooo:rsid="011b98ce" officeooo:paragraph-rsid="011bd216"/>
    </style:style>
    <style:style style:name="P130" style:family="paragraph" style:parent-style-name="Text_20_body">
      <style:text-properties officeooo:rsid="011b98ce" officeooo:paragraph-rsid="012202aa"/>
    </style:style>
    <style:style style:name="P131" style:family="paragraph" style:parent-style-name="Text_20_body">
      <style:text-properties officeooo:rsid="011d293e" officeooo:paragraph-rsid="011d293e"/>
    </style:style>
    <style:style style:name="P132" style:family="paragraph" style:parent-style-name="Text_20_body" style:list-style-name="L6">
      <style:text-properties officeooo:paragraph-rsid="011d293e"/>
    </style:style>
    <style:style style:name="P133" style:family="paragraph" style:parent-style-name="Text_20_body">
      <style:text-properties officeooo:rsid="0124da69" officeooo:paragraph-rsid="0124da69"/>
    </style:style>
    <style:style style:name="P134" style:family="paragraph" style:parent-style-name="Text_20_body">
      <style:text-properties officeooo:rsid="0126d667" officeooo:paragraph-rsid="0126d667"/>
    </style:style>
    <style:style style:name="P135" style:family="paragraph" style:parent-style-name="Text_20_body">
      <style:text-properties officeooo:paragraph-rsid="0126d667"/>
    </style:style>
    <style:style style:name="P136" style:family="paragraph" style:parent-style-name="Text_20_body">
      <style:text-properties officeooo:rsid="0126ffee" officeooo:paragraph-rsid="0126ffee"/>
    </style:style>
    <style:style style:name="P137" style:family="paragraph" style:parent-style-name="Text_20_body">
      <style:text-properties officeooo:rsid="01287e82" officeooo:paragraph-rsid="01287e82"/>
    </style:style>
    <style:style style:name="P138" style:family="paragraph" style:parent-style-name="Text_20_body">
      <style:text-properties officeooo:rsid="012a7466" officeooo:paragraph-rsid="012a7466"/>
    </style:style>
    <style:style style:name="P139" style:family="paragraph" style:parent-style-name="Text_20_body">
      <style:text-properties officeooo:rsid="012b569b" officeooo:paragraph-rsid="012b569b"/>
    </style:style>
    <style:style style:name="P140" style:family="paragraph" style:parent-style-name="Text_20_body">
      <style:text-properties officeooo:rsid="012c9d95" officeooo:paragraph-rsid="012c9d95"/>
    </style:style>
    <style:style style:name="P141" style:family="paragraph" style:parent-style-name="Text_20_body">
      <style:text-properties officeooo:rsid="012cb77e" officeooo:paragraph-rsid="012cb77e"/>
    </style:style>
    <style:style style:name="P142" style:family="paragraph" style:parent-style-name="Text_20_body">
      <style:text-properties officeooo:paragraph-rsid="012d05c2"/>
    </style:style>
    <style:style style:name="P143" style:family="paragraph" style:parent-style-name="Text_20_body">
      <style:text-properties officeooo:rsid="012d531e" officeooo:paragraph-rsid="012d531e"/>
    </style:style>
    <style:style style:name="P144" style:family="paragraph" style:parent-style-name="Text_20_body">
      <style:text-properties officeooo:rsid="012e7b95" officeooo:paragraph-rsid="012e7b95"/>
    </style:style>
    <style:style style:name="P145" style:family="paragraph" style:parent-style-name="Text_20_body">
      <style:text-properties officeooo:rsid="0132a7b3" officeooo:paragraph-rsid="0132a7b3"/>
    </style:style>
    <style:style style:name="P146" style:family="paragraph" style:parent-style-name="Text_20_body">
      <style:text-properties officeooo:rsid="01339b1e" officeooo:paragraph-rsid="01339b1e"/>
    </style:style>
    <style:style style:name="P147" style:family="paragraph" style:parent-style-name="Text_20_body">
      <style:text-properties officeooo:rsid="01342891" officeooo:paragraph-rsid="01342891"/>
    </style:style>
    <style:style style:name="P148" style:family="paragraph" style:parent-style-name="Text_20_body">
      <style:text-properties officeooo:rsid="013a74a7" officeooo:paragraph-rsid="013a74a7"/>
    </style:style>
    <style:style style:name="P149" style:family="paragraph" style:parent-style-name="Text_20_body">
      <style:text-properties officeooo:rsid="013b6bd1" officeooo:paragraph-rsid="013b6bd1"/>
    </style:style>
    <style:style style:name="P150" style:family="paragraph" style:parent-style-name="Text_20_body">
      <style:text-properties officeooo:rsid="013c23c7" officeooo:paragraph-rsid="013c23c7"/>
    </style:style>
    <style:style style:name="P151" style:family="paragraph" style:parent-style-name="Text_20_body">
      <style:text-properties officeooo:rsid="013c6e81" officeooo:paragraph-rsid="013c6e81"/>
    </style:style>
    <style:style style:name="P152" style:family="paragraph" style:parent-style-name="Text_20_body">
      <style:text-properties officeooo:rsid="013d155f" officeooo:paragraph-rsid="013d155f"/>
    </style:style>
    <style:style style:name="P153" style:family="paragraph" style:parent-style-name="Text_20_body">
      <style:text-properties officeooo:rsid="013fe2b7" officeooo:paragraph-rsid="013fe2b7"/>
    </style:style>
    <style:style style:name="P154" style:family="paragraph" style:parent-style-name="Text_20_body">
      <style:text-properties officeooo:rsid="01400a34" officeooo:paragraph-rsid="01400a34"/>
    </style:style>
    <style:style style:name="P155" style:family="paragraph" style:parent-style-name="Text_20_body">
      <style:text-properties officeooo:rsid="014203ce" officeooo:paragraph-rsid="014203ce"/>
    </style:style>
    <style:style style:name="P156" style:family="paragraph" style:parent-style-name="Text_20_body">
      <style:text-properties officeooo:rsid="0144a541" officeooo:paragraph-rsid="0144a541"/>
    </style:style>
    <style:style style:name="P157" style:family="paragraph" style:parent-style-name="Text_20_body">
      <style:text-properties officeooo:rsid="0147c595" officeooo:paragraph-rsid="01489c97"/>
    </style:style>
    <style:style style:name="P158" style:family="paragraph" style:parent-style-name="Text_20_body">
      <style:text-properties officeooo:rsid="0147c595" officeooo:paragraph-rsid="014bb31f"/>
    </style:style>
    <style:style style:name="P159" style:family="paragraph" style:parent-style-name="Text_20_body">
      <style:text-properties officeooo:rsid="01489c97" officeooo:paragraph-rsid="01489c97"/>
    </style:style>
    <style:style style:name="P160" style:family="paragraph" style:parent-style-name="Text_20_body" style:list-style-name="L7">
      <style:text-properties officeooo:paragraph-rsid="014bb31f"/>
    </style:style>
    <style:style style:name="P161" style:family="paragraph" style:parent-style-name="Text_20_body" style:list-style-name="L7">
      <style:text-properties officeooo:rsid="014bb31f" officeooo:paragraph-rsid="014bb31f"/>
    </style:style>
    <style:style style:name="P162" style:family="paragraph" style:parent-style-name="Text_20_body">
      <style:text-properties officeooo:rsid="014cc8f9" officeooo:paragraph-rsid="014cc8f9"/>
    </style:style>
    <style:style style:name="P163" style:family="paragraph" style:parent-style-name="Text_20_body">
      <style:text-properties officeooo:rsid="014da9e5" officeooo:paragraph-rsid="014e58f2"/>
    </style:style>
    <style:style style:name="P164" style:family="paragraph" style:parent-style-name="Text_20_body">
      <style:text-properties officeooo:rsid="014e58f2" officeooo:paragraph-rsid="014e58f2"/>
    </style:style>
    <style:style style:name="P165" style:family="paragraph" style:parent-style-name="Text_20_body">
      <style:text-properties officeooo:rsid="015136a0" officeooo:paragraph-rsid="015136a0"/>
    </style:style>
    <style:style style:name="P166" style:family="paragraph" style:parent-style-name="Text_20_body">
      <style:text-properties officeooo:rsid="01522ae0" officeooo:paragraph-rsid="01522ae0"/>
    </style:style>
    <style:style style:name="P167" style:family="paragraph" style:parent-style-name="Text_20_body">
      <style:text-properties officeooo:rsid="01534f2d" officeooo:paragraph-rsid="01522ae0"/>
    </style:style>
    <style:style style:name="P168" style:family="paragraph" style:parent-style-name="Text_20_body">
      <style:text-properties officeooo:rsid="01534f2d" officeooo:paragraph-rsid="01534f2d"/>
    </style:style>
    <style:style style:name="P169" style:family="paragraph" style:parent-style-name="Text_20_body">
      <style:text-properties officeooo:rsid="0154f334" officeooo:paragraph-rsid="0154f334"/>
    </style:style>
    <style:style style:name="P170" style:family="paragraph" style:parent-style-name="Text_20_body">
      <style:text-properties officeooo:rsid="0157724e" officeooo:paragraph-rsid="01595dcb"/>
    </style:style>
    <style:style style:name="P171" style:family="paragraph" style:parent-style-name="Text_20_body">
      <style:text-properties officeooo:rsid="01596aff" officeooo:paragraph-rsid="0160d7df"/>
    </style:style>
    <style:style style:name="P172" style:family="paragraph" style:parent-style-name="Text_20_body">
      <style:text-properties officeooo:rsid="015a7272" officeooo:paragraph-rsid="015a7272"/>
    </style:style>
    <style:style style:name="P173" style:family="paragraph" style:parent-style-name="Text_20_body">
      <style:text-properties officeooo:rsid="015a7272" officeooo:paragraph-rsid="015bed25"/>
    </style:style>
    <style:style style:name="P174" style:family="paragraph" style:parent-style-name="Text_20_body">
      <style:text-properties officeooo:rsid="015c7522" officeooo:paragraph-rsid="015c7522"/>
    </style:style>
    <style:style style:name="P175" style:family="paragraph" style:parent-style-name="Text_20_body" style:list-style-name="L9">
      <style:text-properties officeooo:paragraph-rsid="015e548d"/>
    </style:style>
    <style:style style:name="P176" style:family="paragraph" style:parent-style-name="Text_20_body" style:list-style-name="L9">
      <style:text-properties officeooo:paragraph-rsid="015edd1a"/>
    </style:style>
    <style:style style:name="P177" style:family="paragraph" style:parent-style-name="Text_20_body">
      <style:text-properties officeooo:rsid="015fe938" officeooo:paragraph-rsid="015fe938"/>
    </style:style>
    <style:style style:name="P178" style:family="paragraph" style:parent-style-name="Text_20_body">
      <style:text-properties officeooo:rsid="0160d7df" officeooo:paragraph-rsid="0160d7df"/>
    </style:style>
    <style:style style:name="P179" style:family="paragraph" style:parent-style-name="Text_20_body">
      <style:text-properties officeooo:rsid="0160e7a2" officeooo:paragraph-rsid="0160e7a2"/>
    </style:style>
    <style:style style:name="P180" style:family="paragraph" style:parent-style-name="Text_20_body">
      <style:text-properties officeooo:rsid="0161ecea" officeooo:paragraph-rsid="0161ecea"/>
    </style:style>
    <style:style style:name="P181" style:family="paragraph" style:parent-style-name="Text_20_body">
      <style:text-properties officeooo:rsid="01678512" officeooo:paragraph-rsid="01678512"/>
    </style:style>
    <style:style style:name="P182" style:family="paragraph" style:parent-style-name="Text_20_body">
      <style:text-properties officeooo:paragraph-rsid="016acbc0"/>
    </style:style>
    <style:style style:name="P183" style:family="paragraph" style:parent-style-name="Text_20_body">
      <style:text-properties officeooo:rsid="016bd881" officeooo:paragraph-rsid="016bd881"/>
    </style:style>
    <style:style style:name="P184" style:family="paragraph" style:parent-style-name="Text_20_body">
      <style:text-properties officeooo:paragraph-rsid="016c7301"/>
    </style:style>
    <style:style style:name="P185" style:family="paragraph" style:parent-style-name="Text_20_body">
      <style:text-properties officeooo:rsid="0170ccbc" officeooo:paragraph-rsid="0170ccbc"/>
    </style:style>
    <style:style style:name="P186" style:family="paragraph" style:parent-style-name="Text_20_body">
      <style:text-properties officeooo:rsid="01713a28" officeooo:paragraph-rsid="01713a28"/>
    </style:style>
    <style:style style:name="P187" style:family="paragraph" style:parent-style-name="Text_20_body">
      <style:text-properties officeooo:rsid="01739db8" officeooo:paragraph-rsid="01739db8"/>
    </style:style>
    <style:style style:name="P188" style:family="paragraph" style:parent-style-name="Text_20_body">
      <style:text-properties officeooo:rsid="01754fb1" officeooo:paragraph-rsid="01754fb1"/>
    </style:style>
    <style:style style:name="P189" style:family="paragraph" style:parent-style-name="Text_20_body">
      <style:text-properties officeooo:rsid="01783914" officeooo:paragraph-rsid="01783914"/>
    </style:style>
    <style:style style:name="P190" style:family="paragraph" style:parent-style-name="Text_20_body">
      <style:text-properties officeooo:rsid="01798d5e" officeooo:paragraph-rsid="01798d5e"/>
    </style:style>
    <style:style style:name="P191" style:family="paragraph" style:parent-style-name="Text_20_body">
      <style:text-properties officeooo:rsid="01798d5e" officeooo:paragraph-rsid="0187818b"/>
    </style:style>
    <style:style style:name="P192" style:family="paragraph" style:parent-style-name="Text_20_body">
      <style:text-properties officeooo:rsid="017ad801" officeooo:paragraph-rsid="017ad801"/>
    </style:style>
    <style:style style:name="P193" style:family="paragraph" style:parent-style-name="Text_20_body">
      <style:text-properties officeooo:rsid="017ad801" officeooo:paragraph-rsid="0187818b"/>
    </style:style>
    <style:style style:name="P194" style:family="paragraph" style:parent-style-name="Text_20_body">
      <style:text-properties officeooo:rsid="017db451" officeooo:paragraph-rsid="0187818b"/>
    </style:style>
    <style:style style:name="P195" style:family="paragraph" style:parent-style-name="Text_20_body">
      <style:text-properties officeooo:rsid="017e3671" officeooo:paragraph-rsid="0187818b"/>
    </style:style>
    <style:style style:name="P196" style:family="paragraph" style:parent-style-name="Text_20_body">
      <style:text-properties officeooo:rsid="017f8609" officeooo:paragraph-rsid="0187818b"/>
    </style:style>
    <style:style style:name="P197" style:family="paragraph" style:parent-style-name="Text_20_body">
      <style:text-properties officeooo:rsid="01819225" officeooo:paragraph-rsid="0187818b"/>
    </style:style>
    <style:style style:name="P198" style:family="paragraph" style:parent-style-name="Text_20_body">
      <style:text-properties style:font-name="Courier New2" officeooo:rsid="017f8609" officeooo:paragraph-rsid="0187818b"/>
    </style:style>
    <style:style style:name="P199" style:family="paragraph" style:parent-style-name="Text_20_body">
      <style:text-properties officeooo:rsid="0185c98e" officeooo:paragraph-rsid="0185c98e"/>
    </style:style>
    <style:style style:name="P200" style:family="paragraph" style:parent-style-name="Text_20_body">
      <style:text-properties officeooo:rsid="0185c98e" officeooo:paragraph-rsid="0187818b"/>
    </style:style>
    <style:style style:name="P201" style:family="paragraph" style:parent-style-name="Text_20_body">
      <style:text-properties officeooo:rsid="01878875" officeooo:paragraph-rsid="01878875"/>
    </style:style>
    <style:style style:name="P202" style:family="paragraph" style:parent-style-name="Text_20_body" style:list-style-name="L10">
      <style:text-properties officeooo:paragraph-rsid="01878875"/>
    </style:style>
    <style:style style:name="P203" style:family="paragraph" style:parent-style-name="Text_20_body">
      <style:text-properties officeooo:rsid="0188cf06" officeooo:paragraph-rsid="0188cf06"/>
    </style:style>
    <style:style style:name="P204" style:family="paragraph" style:parent-style-name="Text_20_body">
      <style:text-properties officeooo:rsid="018ac40b" officeooo:paragraph-rsid="018ac40b"/>
    </style:style>
    <style:style style:name="P205" style:family="paragraph" style:parent-style-name="Text_20_body">
      <style:text-properties officeooo:rsid="018ca677" officeooo:paragraph-rsid="018ca677"/>
    </style:style>
    <style:style style:name="P206" style:family="paragraph" style:parent-style-name="Text_20_body">
      <style:text-properties officeooo:rsid="018f674b" officeooo:paragraph-rsid="018f674b"/>
    </style:style>
    <style:style style:name="P207" style:family="paragraph" style:parent-style-name="Text_20_body">
      <style:text-properties officeooo:rsid="018fc176" officeooo:paragraph-rsid="018fc176"/>
    </style:style>
    <style:style style:name="P208" style:family="paragraph" style:parent-style-name="Text_20_body">
      <style:text-properties officeooo:rsid="0190d5a7" officeooo:paragraph-rsid="0190d5a7"/>
    </style:style>
    <style:style style:name="P209" style:family="paragraph" style:parent-style-name="Text_20_body">
      <style:text-properties officeooo:rsid="0191e1d0" officeooo:paragraph-rsid="0191e1d0"/>
    </style:style>
    <style:style style:name="P210" style:family="paragraph" style:parent-style-name="Text_20_body">
      <style:text-properties officeooo:rsid="0191e1d0" officeooo:paragraph-rsid="0194d942"/>
    </style:style>
    <style:style style:name="P211" style:family="paragraph" style:parent-style-name="Text_20_body">
      <style:text-properties officeooo:rsid="0194d942" officeooo:paragraph-rsid="0194d942"/>
    </style:style>
    <style:style style:name="P212" style:family="paragraph" style:parent-style-name="Text_20_body">
      <style:text-properties officeooo:rsid="01974246" officeooo:paragraph-rsid="01974246"/>
    </style:style>
    <style:style style:name="P213" style:family="paragraph" style:parent-style-name="Text_20_body">
      <style:text-properties officeooo:rsid="0198d726" officeooo:paragraph-rsid="0198d726"/>
    </style:style>
    <style:style style:name="P214" style:family="paragraph" style:parent-style-name="Text_20_body">
      <style:text-properties officeooo:rsid="019abdf7" officeooo:paragraph-rsid="01a14cbf"/>
    </style:style>
    <style:style style:name="P215" style:family="paragraph" style:parent-style-name="Text_20_body">
      <style:text-properties officeooo:rsid="019de618" officeooo:paragraph-rsid="019de618"/>
    </style:style>
    <style:style style:name="P216" style:family="paragraph" style:parent-style-name="Text_20_body">
      <style:text-properties officeooo:paragraph-rsid="019de618"/>
    </style:style>
    <style:style style:name="P217" style:family="paragraph" style:parent-style-name="Text_20_body">
      <style:text-properties officeooo:rsid="019e37ef" officeooo:paragraph-rsid="019e37ef"/>
    </style:style>
    <style:style style:name="P218" style:family="paragraph" style:parent-style-name="Text_20_body">
      <style:text-properties officeooo:rsid="01a26033" officeooo:paragraph-rsid="01a26033"/>
    </style:style>
    <style:style style:name="P219" style:family="paragraph" style:parent-style-name="Text_20_body">
      <style:text-properties officeooo:rsid="01a57c0d" officeooo:paragraph-rsid="01a57c0d"/>
    </style:style>
    <style:style style:name="P220" style:family="paragraph" style:parent-style-name="Text_20_body">
      <style:text-properties officeooo:paragraph-rsid="01a5e9de"/>
    </style:style>
    <style:style style:name="P221" style:family="paragraph" style:parent-style-name="Text_20_body">
      <style:text-properties officeooo:rsid="01aa2635" officeooo:paragraph-rsid="01aa2635"/>
    </style:style>
    <style:style style:name="P222" style:family="paragraph" style:parent-style-name="Text_20_body">
      <style:text-properties officeooo:paragraph-rsid="01aa2635"/>
    </style:style>
    <style:style style:name="P223" style:family="paragraph" style:parent-style-name="Text_20_body">
      <style:text-properties officeooo:rsid="01aa8dbc" officeooo:paragraph-rsid="01aa8dbc"/>
    </style:style>
    <style:style style:name="P224" style:family="paragraph" style:parent-style-name="Text_20_body">
      <style:text-properties officeooo:rsid="01ab7d35" officeooo:paragraph-rsid="01ab7d35"/>
    </style:style>
    <style:style style:name="P225" style:family="paragraph" style:parent-style-name="Text_20_body">
      <style:text-properties officeooo:rsid="01ac5780" officeooo:paragraph-rsid="01ac5780"/>
    </style:style>
    <style:style style:name="P226" style:family="paragraph" style:parent-style-name="Text_20_body">
      <style:text-properties officeooo:rsid="01ac5780" officeooo:paragraph-rsid="01acbc68"/>
    </style:style>
    <style:style style:name="P227" style:family="paragraph" style:parent-style-name="Text_20_body">
      <style:text-properties officeooo:rsid="01acd60f" officeooo:paragraph-rsid="01acd60f"/>
    </style:style>
    <style:style style:name="P228" style:family="paragraph" style:parent-style-name="Text_20_body">
      <style:text-properties officeooo:rsid="01af2b01" officeooo:paragraph-rsid="01af2b01"/>
    </style:style>
    <style:style style:name="P229" style:family="paragraph" style:parent-style-name="Text_20_body">
      <style:paragraph-properties fo:padding="0cm" fo:border="none"/>
      <style:text-properties style:font-name="Courier New2" officeooo:paragraph-rsid="0187818b"/>
    </style:style>
    <style:style style:name="P230" style:family="paragraph" style:parent-style-name="Text_20_body">
      <style:paragraph-properties fo:padding="0cm" fo:border="none"/>
      <style:text-properties officeooo:paragraph-rsid="0187818b"/>
    </style:style>
    <style:style style:name="P231" style:family="paragraph" style:parent-style-name="Heading_20_1">
      <style:text-properties officeooo:rsid="0037f9cb"/>
    </style:style>
    <style:style style:name="P232" style:family="paragraph" style:parent-style-name="Heading_20_1">
      <style:text-properties officeooo:rsid="0054fced" officeooo:paragraph-rsid="0054fced"/>
    </style:style>
    <style:style style:name="P233" style:family="paragraph" style:parent-style-name="Heading_20_1">
      <style:text-properties officeooo:rsid="0034a62c" officeooo:paragraph-rsid="0034a62c"/>
    </style:style>
    <style:style style:name="P234" style:family="paragraph" style:parent-style-name="Heading_20_2">
      <style:text-properties officeooo:rsid="0041cd81" officeooo:paragraph-rsid="0041cd81"/>
    </style:style>
    <style:style style:name="P235" style:family="paragraph" style:parent-style-name="Heading_20_2">
      <style:text-properties officeooo:rsid="0041cd81" officeooo:paragraph-rsid="004334e0"/>
    </style:style>
    <style:style style:name="P236" style:family="paragraph" style:parent-style-name="Heading_20_2">
      <style:text-properties officeooo:rsid="007ea01b"/>
    </style:style>
    <style:style style:name="P237" style:family="paragraph" style:parent-style-name="Heading_20_2">
      <style:text-properties officeooo:paragraph-rsid="00898f00"/>
    </style:style>
    <style:style style:name="P238" style:family="paragraph" style:parent-style-name="Heading_20_2">
      <style:text-properties officeooo:rsid="00c18d74" officeooo:paragraph-rsid="00c18d74"/>
    </style:style>
    <style:style style:name="P239" style:family="paragraph" style:parent-style-name="Heading_20_2">
      <style:text-properties officeooo:paragraph-rsid="012302ea"/>
    </style:style>
    <style:style style:name="P240" style:family="paragraph" style:parent-style-name="Heading_20_2">
      <style:text-properties officeooo:rsid="014674c0" officeooo:paragraph-rsid="014674c0"/>
    </style:style>
    <style:style style:name="P241" style:family="paragraph" style:parent-style-name="Heading_20_2">
      <style:text-properties officeooo:paragraph-rsid="01798d5e"/>
    </style:style>
    <style:style style:name="P242" style:family="paragraph" style:parent-style-name="Heading_20_3">
      <style:text-properties officeooo:rsid="0041cd81" officeooo:paragraph-rsid="0041cd81"/>
    </style:style>
    <style:style style:name="P243" style:family="paragraph" style:parent-style-name="Heading_20_3">
      <style:text-properties officeooo:paragraph-rsid="008e471a"/>
    </style:style>
    <style:style style:name="P244" style:family="paragraph" style:parent-style-name="Heading_20_3">
      <style:text-properties officeooo:rsid="00fdc173" officeooo:paragraph-rsid="00fdc173"/>
    </style:style>
    <style:style style:name="P245" style:family="paragraph" style:parent-style-name="Heading_20_3">
      <style:text-properties officeooo:rsid="00ff6dbd" officeooo:paragraph-rsid="00ff6dbd"/>
    </style:style>
    <style:style style:name="P246" style:family="paragraph" style:parent-style-name="Heading_20_3">
      <style:text-properties officeooo:paragraph-rsid="0129ef20"/>
    </style:style>
    <style:style style:name="P247" style:family="paragraph" style:parent-style-name="Heading_20_3">
      <style:text-properties officeooo:paragraph-rsid="019cd625"/>
    </style:style>
    <style:style style:name="P248" style:family="paragraph" style:parent-style-name="Quotations">
      <style:text-properties officeooo:paragraph-rsid="00f19a8f"/>
    </style:style>
    <style:style style:name="P249" style:family="paragraph" style:parent-style-name="Quotations">
      <style:text-properties officeooo:paragraph-rsid="01713a28"/>
    </style:style>
    <style:style style:name="P250" style:family="paragraph" style:parent-style-name="Quelltext">
      <style:text-properties officeooo:rsid="007a6ff8" officeooo:paragraph-rsid="007a6ff8"/>
    </style:style>
    <style:style style:name="P251" style:family="paragraph" style:parent-style-name="Quelltext">
      <style:text-properties fo:font-weight="bold" style:font-weight-asian="bold" style:font-weight-complex="bold"/>
    </style:style>
    <style:style style:name="P252" style:family="paragraph" style:parent-style-name="Quelltext">
      <style:text-properties fo:font-weight="bold" officeooo:rsid="007a6ff8" officeooo:paragraph-rsid="007a6ff8" style:font-weight-asian="bold" style:font-weight-complex="bold"/>
    </style:style>
    <style:style style:name="P253" style:family="paragraph" style:parent-style-name="Quelltext">
      <style:text-properties fo:font-weight="bold" officeooo:paragraph-rsid="007a6ff8" style:font-weight-asian="bold" style:font-weight-complex="bold"/>
    </style:style>
    <style:style style:name="P254" style:family="paragraph" style:parent-style-name="Quelltext">
      <style:text-properties fo:font-weight="bold" officeooo:paragraph-rsid="007cb6ae" style:font-weight-asian="bold" style:font-weight-complex="bold"/>
    </style:style>
    <style:style style:name="P255" style:family="paragraph" style:parent-style-name="Quelltext">
      <style:text-properties officeooo:rsid="007cb6ae" officeooo:paragraph-rsid="007cb6ae"/>
    </style:style>
    <style:style style:name="P256" style:family="paragraph" style:parent-style-name="Quelltext">
      <style:text-properties officeooo:rsid="007cb6ae" officeooo:paragraph-rsid="00a918df"/>
    </style:style>
    <style:style style:name="P257" style:family="paragraph" style:parent-style-name="Heading_20_4">
      <style:text-properties officeooo:paragraph-rsid="0073db24"/>
    </style:style>
    <style:style style:name="P258" style:family="paragraph" style:parent-style-name="Heading_20_4">
      <style:text-properties officeooo:paragraph-rsid="019cde54"/>
    </style:style>
    <style:style style:name="P259" style:family="paragraph" style:parent-style-name="Heading_20_4">
      <style:text-properties officeooo:rsid="01aa2635" officeooo:paragraph-rsid="01aa2635"/>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fo:font-weight="bold" style:font-weight-asian="bold" style:font-weight-complex="bold"/>
    </style:style>
    <style:style style:name="T21" style:family="text">
      <style:text-properties officeooo:rsid="007f3f8b"/>
    </style:style>
    <style:style style:name="T22" style:family="text">
      <style:text-properties officeooo:rsid="0084bfb9"/>
    </style:style>
    <style:style style:name="T23" style:family="text">
      <style:text-properties officeooo:rsid="00898f00"/>
    </style:style>
    <style:style style:name="T24" style:family="text">
      <style:text-properties officeooo:rsid="008afdf1"/>
    </style:style>
    <style:style style:name="T25" style:family="text">
      <style:text-properties officeooo:rsid="008e471a"/>
    </style:style>
    <style:style style:name="T26" style:family="text">
      <style:text-properties officeooo:rsid="008f8316"/>
    </style:style>
    <style:style style:name="T27" style:family="text">
      <style:text-properties officeooo:rsid="009180a1"/>
    </style:style>
    <style:style style:name="T28" style:family="text">
      <style:text-properties officeooo:rsid="0094fbee"/>
    </style:style>
    <style:style style:name="T29" style:family="text">
      <style:text-properties officeooo:rsid="0096c643"/>
    </style:style>
    <style:style style:name="T30" style:family="text">
      <style:text-properties officeooo:rsid="0099550b"/>
    </style:style>
    <style:style style:name="T31" style:family="text">
      <style:text-properties style:font-name="Courier New1" officeooo:rsid="0099550b"/>
    </style:style>
    <style:style style:name="T32" style:family="text">
      <style:text-properties style:font-name="Courier New1" officeooo:rsid="00b46fac"/>
    </style:style>
    <style:style style:name="T33" style:family="text">
      <style:text-properties officeooo:rsid="009acb1b"/>
    </style:style>
    <style:style style:name="T34" style:family="text">
      <style:text-properties officeooo:rsid="009e372f"/>
    </style:style>
    <style:style style:name="T35" style:family="text">
      <style:text-properties officeooo:rsid="00a0db6f"/>
    </style:style>
    <style:style style:name="T36" style:family="text">
      <style:text-properties officeooo:rsid="00a50711"/>
    </style:style>
    <style:style style:name="T37" style:family="text">
      <style:text-properties officeooo:rsid="00a69969"/>
    </style:style>
    <style:style style:name="T38" style:family="text">
      <style:text-properties officeooo:rsid="00a6c446"/>
    </style:style>
    <style:style style:name="T39" style:family="text">
      <style:text-properties officeooo:rsid="00a918df"/>
    </style:style>
    <style:style style:name="T40" style:family="text">
      <style:text-properties officeooo:rsid="00af5123"/>
    </style:style>
    <style:style style:name="T41" style:family="text">
      <style:text-properties officeooo:rsid="00b31182"/>
    </style:style>
    <style:style style:name="T42" style:family="text">
      <style:text-properties officeooo:rsid="00b46fac"/>
    </style:style>
    <style:style style:name="T43" style:family="text">
      <style:text-properties officeooo:rsid="00b87086"/>
    </style:style>
    <style:style style:name="T44" style:family="text">
      <style:text-properties officeooo:rsid="00c0c58d"/>
    </style:style>
    <style:style style:name="T45" style:family="text">
      <style:text-properties officeooo:rsid="00c609a9"/>
    </style:style>
    <style:style style:name="T46" style:family="text">
      <style:text-properties officeooo:rsid="00c816c7"/>
    </style:style>
    <style:style style:name="T47" style:family="text">
      <style:text-properties officeooo:rsid="00cae999"/>
    </style:style>
    <style:style style:name="T48" style:family="text">
      <style:text-properties officeooo:rsid="00cd8bea"/>
    </style:style>
    <style:style style:name="T49" style:family="text">
      <style:text-properties officeooo:rsid="00d206fd"/>
    </style:style>
    <style:style style:name="T50" style:family="text">
      <style:text-properties officeooo:rsid="00d9d09a"/>
    </style:style>
    <style:style style:name="T51" style:family="text">
      <style:text-properties officeooo:rsid="00dabc5f"/>
    </style:style>
    <style:style style:name="T52" style:family="text">
      <style:text-properties officeooo:rsid="00de82d1"/>
    </style:style>
    <style:style style:name="T53" style:family="text">
      <style:text-properties officeooo:rsid="00df91a5"/>
    </style:style>
    <style:style style:name="T54" style:family="text">
      <style:text-properties fo:font-style="italic" officeooo:rsid="00dabc5f" style:font-style-asian="italic" style:font-style-complex="italic"/>
    </style:style>
    <style:style style:name="T55" style:family="text">
      <style:text-properties officeooo:rsid="00e4275f"/>
    </style:style>
    <style:style style:name="T56" style:family="text">
      <style:text-properties style:font-name="Times New Roman"/>
    </style:style>
    <style:style style:name="T57" style:family="text">
      <style:text-properties style:font-name="Times New Roman" officeooo:rsid="00e6b143"/>
    </style:style>
    <style:style style:name="T58" style:family="text">
      <style:text-properties officeooo:rsid="00e6b143"/>
    </style:style>
    <style:style style:name="T59" style:family="text">
      <style:text-properties officeooo:rsid="00e9d273"/>
    </style:style>
    <style:style style:name="T60" style:family="text">
      <style:text-properties officeooo:rsid="00eff872"/>
    </style:style>
    <style:style style:name="T61" style:family="text">
      <style:text-properties officeooo:rsid="00f19a8f"/>
    </style:style>
    <style:style style:name="T62" style:family="text">
      <style:text-properties officeooo:rsid="00f254f7"/>
    </style:style>
    <style:style style:name="T63" style:family="text">
      <style:text-properties officeooo:rsid="00f94f2f"/>
    </style:style>
    <style:style style:name="T64" style:family="text">
      <style:text-properties officeooo:rsid="00fab098"/>
    </style:style>
    <style:style style:name="T65" style:family="text">
      <style:text-properties officeooo:rsid="00fc1cd4"/>
    </style:style>
    <style:style style:name="T66" style:family="text">
      <style:text-properties officeooo:rsid="010b4634"/>
    </style:style>
    <style:style style:name="T67" style:family="text">
      <style:text-properties officeooo:rsid="010dcbce"/>
    </style:style>
    <style:style style:name="T68" style:family="text">
      <style:text-properties officeooo:rsid="010f092c"/>
    </style:style>
    <style:style style:name="T69" style:family="text">
      <style:text-properties officeooo:rsid="010f1416"/>
    </style:style>
    <style:style style:name="T70" style:family="text">
      <style:text-properties officeooo:rsid="01107b19"/>
    </style:style>
    <style:style style:name="T71" style:family="text">
      <style:text-properties officeooo:rsid="0113ca27"/>
    </style:style>
    <style:style style:name="T72" style:family="text">
      <style:text-properties officeooo:rsid="011bd216"/>
    </style:style>
    <style:style style:name="T73" style:family="text">
      <style:text-properties officeooo:rsid="011d293e"/>
    </style:style>
    <style:style style:name="T74" style:family="text">
      <style:text-properties officeooo:rsid="011eb756"/>
    </style:style>
    <style:style style:name="T75" style:family="text">
      <style:text-properties officeooo:rsid="012202aa"/>
    </style:style>
    <style:style style:name="T76" style:family="text">
      <style:text-properties officeooo:rsid="012302ea"/>
    </style:style>
    <style:style style:name="T77" style:family="text">
      <style:text-properties officeooo:rsid="0126d667"/>
    </style:style>
    <style:style style:name="T78" style:family="text">
      <style:text-properties officeooo:rsid="0129ef20"/>
    </style:style>
    <style:style style:name="T79" style:family="text">
      <style:text-properties officeooo:rsid="0130627d"/>
    </style:style>
    <style:style style:name="T80" style:family="text">
      <style:text-properties officeooo:rsid="01342891"/>
    </style:style>
    <style:style style:name="T81" style:family="text">
      <style:text-properties officeooo:rsid="0135c560"/>
    </style:style>
    <style:style style:name="T82" style:family="text">
      <style:text-properties officeooo:rsid="0135fbbb"/>
    </style:style>
    <style:style style:name="T83" style:family="text">
      <style:text-properties officeooo:rsid="0136a751"/>
    </style:style>
    <style:style style:name="T84" style:family="text">
      <style:text-properties officeooo:rsid="013746c1"/>
    </style:style>
    <style:style style:name="T85" style:family="text">
      <style:text-properties officeooo:rsid="01400a34"/>
    </style:style>
    <style:style style:name="T86" style:family="text">
      <style:text-properties officeooo:rsid="0147c595"/>
    </style:style>
    <style:style style:name="T87" style:family="text">
      <style:text-properties officeooo:rsid="01489c97"/>
    </style:style>
    <style:style style:name="T88" style:family="text">
      <style:text-properties style:font-name="Courier New1" officeooo:rsid="01489c97"/>
    </style:style>
    <style:style style:name="T89" style:family="text">
      <style:text-properties officeooo:rsid="014cba2e"/>
    </style:style>
    <style:style style:name="T90" style:family="text">
      <style:text-properties officeooo:rsid="014e58f2"/>
    </style:style>
    <style:style style:name="T91" style:family="text">
      <style:text-properties officeooo:rsid="014ece4c"/>
    </style:style>
    <style:style style:name="T92" style:family="text">
      <style:text-properties officeooo:rsid="01595dcb"/>
    </style:style>
    <style:style style:name="T93" style:family="text">
      <style:text-properties officeooo:rsid="015bed25"/>
    </style:style>
    <style:style style:name="T94" style:family="text">
      <style:text-properties officeooo:rsid="015c7522"/>
    </style:style>
    <style:style style:name="T95" style:family="text">
      <style:text-properties officeooo:rsid="015e548d"/>
    </style:style>
    <style:style style:name="T96" style:family="text">
      <style:text-properties officeooo:rsid="01636061"/>
    </style:style>
    <style:style style:name="T97" style:family="text">
      <style:text-properties officeooo:rsid="0164adba"/>
    </style:style>
    <style:style style:name="T98" style:family="text">
      <style:text-properties officeooo:rsid="016acbc0"/>
    </style:style>
    <style:style style:name="T99" style:family="text">
      <style:text-properties officeooo:rsid="016c7301"/>
    </style:style>
    <style:style style:name="T100" style:family="text">
      <style:text-properties officeooo:rsid="01713a28"/>
    </style:style>
    <style:style style:name="T101" style:family="text">
      <style:text-properties officeooo:rsid="0175cb23"/>
    </style:style>
    <style:style style:name="T102" style:family="text">
      <style:text-properties officeooo:rsid="017afb6b"/>
    </style:style>
    <style:style style:name="T103" style:family="text">
      <style:text-properties officeooo:rsid="01830a1f"/>
    </style:style>
    <style:style style:name="T104" style:family="text">
      <style:text-properties style:font-name="Courier New2"/>
    </style:style>
    <style:style style:name="T105" style:family="text">
      <style:text-properties style:font-name="Courier New2" officeooo:rsid="018418d2"/>
    </style:style>
    <style:style style:name="T106" style:family="text">
      <style:text-properties officeooo:rsid="018418d2"/>
    </style:style>
    <style:style style:name="T107" style:family="text">
      <style:text-properties officeooo:rsid="01878875"/>
    </style:style>
    <style:style style:name="T108" style:family="text">
      <style:text-properties officeooo:rsid="018fc176"/>
    </style:style>
    <style:style style:name="T109" style:family="text">
      <style:text-properties officeooo:rsid="01907630"/>
    </style:style>
    <style:style style:name="T110" style:family="text">
      <style:text-properties officeooo:rsid="0192af87"/>
    </style:style>
    <style:style style:name="T111" style:family="text">
      <style:text-properties officeooo:rsid="019adcf8"/>
    </style:style>
    <style:style style:name="T112" style:family="text">
      <style:text-properties officeooo:rsid="019cd625"/>
    </style:style>
    <style:style style:name="T113" style:family="text">
      <style:text-properties officeooo:rsid="019cde54"/>
    </style:style>
    <style:style style:name="T114" style:family="text">
      <style:text-properties officeooo:rsid="019de618"/>
    </style:style>
    <style:style style:name="T115" style:family="text">
      <style:text-properties officeooo:rsid="01a14cbf"/>
    </style:style>
    <style:style style:name="T116" style:family="text">
      <style:text-properties officeooo:rsid="01a26033"/>
    </style:style>
    <style:style style:name="T117" style:family="text">
      <style:text-properties officeooo:rsid="01a5e9de"/>
    </style:style>
    <style:style style:name="T118" style:family="text">
      <style:text-properties officeooo:rsid="01a85623"/>
    </style:style>
    <style:style style:name="T119" style:family="text">
      <style:text-properties officeooo:rsid="01aa8dbc"/>
    </style:style>
    <style:style style:name="T120" style:family="text">
      <style:text-properties officeooo:rsid="01acbc68"/>
    </style:style>
    <style:style style:name="T121" style:family="text">
      <style:text-properties officeooo:rsid="01ae49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odo man kann alles in Doku lesen aber manchmal ist es spannender etwas an Beispielen gezeigt zu bekommen.</text:p>
      <text:h text:style-name="P231" text:outline-level="1">Willkommen</text:h>
      <text:p text:style-name="P13">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5">Viele Anwendungen bieten ortsbezogene<text:tab/> Informationen in Echtzeit an. </text:p>
      <text:p text:style-name="P15"/>
      <text:p text:style-name="P18"><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5"/>
      <text:p text:style-name="P17">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5"/>
      <text:p text:style-name="P16">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6"/>
      <text:p text:style-name="P16"/>
      <text:h text:style-name="P234" text:outline-level="2"><text:soft-page-break/>Wichtiges zum Buch</text:h>
      <text:h text:style-name="P242" text:outline-level="3">Worum geht es in diesem Buch</text:h>
      <text:h text:style-name="P242" text:outline-level="3">Wer sollte dieses Buch lesen</text:h>
      <text:p text:style-name="P19">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235" text:outline-level="2">Die Autorin</text:h>
      <text:p text:style-name="P14">Fragen per E-Mail an <text:span text:style-name="T6">die E-Mail-Adresse info@astrid-guenther.de</text:span></text:p>
      <text:h text:style-name="P232" text:outline-level="1">Eine Karte <text:span text:style-name="T15">mit Leaflet </text:span>erstellen</text:h>
      <text:p text:style-name="P20">Todo was behandelt dieses Kapitel?</text:p>
      <text:h text:style-name="P236"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2235014937071267378" text:style-name="L1">
        <text:list-item>
          <text:p text:style-name="P77"><text:bookmark-start text:name="__DdeLink__32_1731769084"/><text:bookmark-start text:name="__DdeLink__454_1591445353"/>Integrieren Sie die notwendigen JavaScript und Cascading Style Sheet (CSS) Dateien.<text:bookmark-end text:name="__DdeLink__32_1731769084"/><text:bookmark-end text:name="__DdeLink__454_1591445353"/></text:p>
        </text:list-item>
        <text:list-item>
          <text:p text:style-name="P77"><text:bookmark-start text:name="__DdeLink__456_1591445353"/>Erstellen Sie ein &lt;div&gt;-Element in dem die Karte angezeigt werden soll.<text:bookmark-end text:name="__DdeLink__456_1591445353"/></text:p>
        </text:list-item>
        <text:list-item>
          <text:p text:style-name="P77"><text:bookmark-start text:name="__DdeLink__458_1591445353"/>Erstellen Sie das Karten-Objekt.<text:bookmark-end text:name="__DdeLink__458_1591445353"/></text:p>
        </text:list-item>
        <text:list-item>
          <text:p text:style-name="P77"><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61"><text:bookmark-start text:name="__DdeLink__433_1591445353"/>&lt;!DOCTYPE html&gt;</text:p>
      <text:p text:style-name="P61">&lt;html&gt;</text:p>
      <text:p text:style-name="P61">&lt;head&gt;</text:p>
      <text:p text:style-name="P63">&lt;title&gt;Eine OSM Karte mit Leaflet&lt;/title&gt;</text:p>
      <text:p text:style-name="P61"><text:soft-page-break/>&lt;/head&gt;</text:p>
      <text:p text:style-name="P61">&lt;body&gt;</text:p>
      <text:p text:style-name="P62">&lt;/body&gt;</text:p>
      <text:p text:style-name="P62">&lt;/html&gt;<text:bookmark-end text:name="__DdeLink__433_1591445353"/><text:span text:style-name="T17">todo 999</text:span></text:p>
      <text:p text:style-name="P22"/>
      <text:p text:style-name="P21">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3662146302562753822" text:style-name="L2">
        <text:list-item>
          <text:p text:style-name="P78"><text:span text:style-name="T13">Erstellen Sie eine eigene </text:span>lokale Kopie <text:span text:style-name="T13">der Dateien</text:span></text:p>
        </text:list-item>
        <text:list-item>
          <text:p text:style-name="P79">Laden Sie die Dateien über ein Content Delivery Network (CDN)</text:p>
        </text:list-item>
      </text:list>
      <text:p text:style-name="P72">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64">&lt;title&gt;Eine OSM Karte mit Leaflet&lt;/title&gt;</text:p>
      <text:p text:style-name="P65"><text:bookmark-start text:name="__DdeLink__600_1677780976"/>&lt;link rel="stylesheet" href="https://unpkg.com/leaflet@1.1.0/dist/leaflet.css" /&gt;</text:p>
      <text:p text:style-name="P65">&lt;script src="https://unpkg.com/leaflet@1.1.0/dist/leaflet.js"&gt;&lt;/script&gt;</text:p>
      <text:p text:style-name="P66"><text:bookmark-end text:name="__DdeLink__600_1677780976"/>&lt;/head&gt;</text:p>
      <text:p text:style-name="Quelltext">&lt;body&gt;</text:p>
      <text:p text:style-name="Quelltext">&lt;/body&gt;</text:p>
      <text:p text:style-name="Quelltext">&lt;/html&gt; <text:span text:style-name="T18">todo 998</text:span></text:p>
      <text:p text:style-name="P142"><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7"/>
      <text:p text:style-name="P80">Todo https://developer.mozilla.org/en-US/docs/Web/Security/Subresource_Integrity</text:p>
      <text:p text:style-name="P25"/>
      <text:p text:style-name="P25"/>
      <text:p text:style-name="P26">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3">Todo Link <text:a xlink:type="simple" xlink:href="http://leafletjs.com/download.html" text:style-name="Internet_20_link" text:visited-style-name="Visited_20_Internet_20_Link">http://leafletjs.com/download.html</text:a></text:p>
      <text:h text:style-name="P257" text:outline-level="4">Eine lokale Kopie</text:h>
      <text:p text:style-name="P6">Xx</text:p>
      <text:p text:style-name="P24">Todo Download http://leafletjs.com/download.html</text:p>
      <text:h text:style-name="Heading_20_3" text:outline-level="3">Erstellen Sie ein &lt;div&gt;-Element in dem die Karte angezeigt werden soll</text:h>
      <text:p text:style-name="P3">Xx</text:p>
      <text:p text:style-name="P3"/>
      <text:p text:style-name="P250">&lt;!DOCTYPE HTML&gt;</text:p>
      <text:p text:style-name="P250">&lt;html&gt;</text:p>
      <text:p text:style-name="P250">&lt;head&gt;</text:p>
      <text:p text:style-name="P250">&lt;title&gt;Eine OSM Karte mit Leaflet&lt;/title&gt;</text:p>
      <text:p text:style-name="P250">&lt;link rel="stylesheet" href="https://unpkg.com/leaflet@1.1.0/dist/leaflet.css" /&gt;</text:p>
      <text:p text:style-name="P250">&lt;script src="https://unpkg.com/leaflet@1.1.0/dist/leaflet.js"&gt;&lt;/script&gt;</text:p>
      <text:p text:style-name="P250">&lt;/head&gt;</text:p>
      <text:p text:style-name="P250">&lt;body&gt;</text:p>
      <text:p text:style-name="P252"><text:soft-page-break/>&lt;div style="height: 180px;" id="mapid"&gt;&lt;/div&gt;</text:p>
      <text:p text:style-name="P250">&lt;/body&gt;</text:p>
      <text:p text:style-name="P250">&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250"><text:bookmark-start text:name="__DdeLink__616_1677780976"/>&lt;!DOCTYPE HTML&gt;</text:p>
      <text:p text:style-name="P250">&lt;html&gt;</text:p>
      <text:p text:style-name="P250">&lt;head&gt;</text:p>
      <text:p text:style-name="P250">&lt;title&gt;Eine OSM Karte mit Leaflet&lt;/title&gt;</text:p>
      <text:p text:style-name="P250">&lt;link rel="stylesheet" href="https://unpkg.com/leaflet@1.1.0/dist/leaflet.css" /&gt;</text:p>
      <text:p text:style-name="P250">&lt;script src="https://unpkg.com/leaflet@1.1.0/dist/leaflet.js"&gt;&lt;/script&gt;</text:p>
      <text:p text:style-name="P250">&lt;/head&gt;</text:p>
      <text:p text:style-name="P250">&lt;body&gt;</text:p>
      <text:p text:style-name="P250">&lt;div style="height: 180px;" id="mapid"&gt;&lt;/div&gt;</text:p>
      <text:p text:style-name="P253"><text:bookmark-start text:name="__DdeLink__618_1677780976"/>&lt;script&gt;</text:p>
      <text:p text:style-name="P254">var mymap = L.map('mapid').setView([50.27264, 7.26469], 13);</text:p>
      <text:p text:style-name="P253">&lt;/script&gt;<text:bookmark-end text:name="__DdeLink__618_1677780976"/></text:p>
      <text:p text:style-name="P250">&lt;/body&gt;</text:p>
      <text:p text:style-name="P67"><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8">Schicht mit Kacheln</text:span> <text:span text:style-name="T28">(Tile-Layer) </text:span>zur Karte hinzu</text:h>
      <text:p text:style-name="P35">Der letzte Schritt beim Erstellen der Karte <text:span text:style-name="T30">ist</text:span> das Hinzufügen der Kacheln. Die<text:span text:style-name="T29">se</text:span> Schicht oder d<text:span text:style-name="T29">i</text:span>e<text:span text:style-name="T29">se</text:span>r Layer, kann als eine Art Basis angesehen werden. <text:span text:style-name="T29">Es </text:span><text:soft-page-break/><text:span text:style-name="T29">handelt sich um die grafische Darstellung auf der die Objekte die wir hier im Buch erarbeiten, dargestellt werden.</text:span></text:p>
      <text:p text:style-name="P36">Kacheln in einem Layer werden als Service von unterschiedlichen Servern angeboten. Im <text:span text:style-name="T33">nächsten</text:span> Kapitel <text:span text:style-name="T33">werde</text:span> ich Ihnen <text:span text:style-name="T33">genauer </text:span>erläutert, dass diese Kacheln normalerweise als 256 x 256 Pixel Images angeboten werden <text:span text:style-name="T30">und warum URL zum Aufruf der Kacheln </text:span><text:span text:style-name="T31">/z/x/y.png</text:span><text:span text:style-name="T30"> lautet. </text:span></text:p>
      <text:p text:style-name="Quotations">Ich <text:span text:style-name="T33">verwende hier</text:span> OpenstreetMap zur Darstellung der Karte. Die rechtlichen <text:span text:style-name="T3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68"><text:bookmark-start text:name="__DdeLink__29273_1677780976"/>&lt;!DOCTYPE HTML&gt;</text:p>
      <text:p text:style-name="P68">&lt;html&gt;</text:p>
      <text:p text:style-name="P68">&lt;head&gt;</text:p>
      <text:p text:style-name="P68">&lt;title&gt;Eine OSM Karte mit Leaflet&lt;/title&gt;</text:p>
      <text:p text:style-name="P68">&lt;link rel="stylesheet" href="https://unpkg.com/leaflet@1.1.0/dist/leaflet.css" /&gt;</text:p>
      <text:p text:style-name="P68">&lt;script src="https://unpkg.com/leaflet@1.1.0/dist/leaflet.js"&gt;&lt;/script&gt;</text:p>
      <text:p text:style-name="P68">&lt;/head&gt;</text:p>
      <text:p text:style-name="P68">&lt;body&gt;</text:p>
      <text:p text:style-name="P68">&lt;div style="height: 180px;" id="mapid"&gt;&lt;/div&gt;</text:p>
      <text:p text:style-name="P68">&lt;script&gt;</text:p>
      <text:p text:style-name="P68">var mymap = L.map('mapid').setView([50.27264, 7.26469], 13);</text:p>
      <text:p text:style-name="P68">L.tileLayer('http://{s}.tile.osm.org/{z}/{x}/{y}.png').addTo(mymap);</text:p>
      <text:p text:style-name="P68">&lt;/script&gt;</text:p>
      <text:p text:style-name="P68">&lt;/body&gt;</text:p>
      <text:p text:style-name="P68">&lt;/html&gt; todo 995<text:bookmark-end text:name="__DdeLink__29273_1677780976"/></text:p>
      <text:p text:style-name="P11"/>
      <text:p text:style-name="P11"/>
      <text:h text:style-name="P237" text:outline-level="2"><text:soft-page-break/><text:span text:style-name="T27">Exkurs</text:span>: <text:span text:style-name="T23">Wie werden Landkarten auf einer Webseite angezeigt?</text:span></text:h>
      <text:h text:style-name="Heading_20_3" text:outline-level="3">Vektoren und Bitmaps</text:h>
      <text:p text:style-name="P31">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2">Todo bilder <text:span text:style-name="T24">und </text:span><text:a xlink:type="simple" xlink:href="https://medium.com/@mbostock/command-line-cartography-part-1-897aa8f8ca2c" text:style-name="Internet_20_link" text:visited-style-name="Visited_20_Internet_20_Link"><text:span text:style-name="T24">https://medium.com/@mbostock/command-line-cartography-part-1-897aa8f8ca2c</text:span></text:a></text:p>
      <text:p text:style-name="P33">http://t3n.de/magazin/javascript-bibliothek-d3-237224/</text:p>
      <text:h text:style-name="Heading_20_4" text:outline-level="4">Bitmaps</text:h>
      <text:p text:style-name="P31">Todo bilder</text:p>
      <text:h text:style-name="P243" text:outline-level="3">Vektoren und Bitmaps <text:span text:style-name="T25">für Karten: </text:span>Aufbau einer digitalen Vektorkarte</text:h>
      <text:p text:style-name="P29">Karten sollen intuitiv und einfach bedienbar sein. Idealerweise ist jeder Ausschnitt der Karte in jeder Auflösung schnell abrufbar. </text:p>
      <text:p text:style-name="P29">Theoretisch ist dies für Vektorkarten möglich. Praktisch kostet es aber sehr viel Rechenzeit. Aus diesem Grund werden die Karten in der Regel in kleinen Bereichen <text:span text:style-name="T22">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9">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9"><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30"><text:bookmark-start text:name="__DdeLink__29177_1677780976"/>Zoom­stufe<text:bookmark-end text:name="__DdeLink__29177_1677780976"/></text:p>
          </table:table-cell>
          <table:table-cell table:style-name="Tabelle1.A1" office:value-type="string">
            <text:p text:style-name="P30">Kachel­anzahl</text:p>
          </table:table-cell>
          <table:table-cell table:style-name="Tabelle1.A1" office:value-type="string">
            <text:p text:style-name="P30"><text:bookmark-start text:name="__DdeLink__29179_1677780976"/>Kachelbreite entspricht<text:bookmark-end text:name="__DdeLink__29179_1677780976"/></text:p>
          </table:table-cell>
          <table:table-cell table:style-name="Tabelle1.D1" office:value-type="string">
            <text:p text:style-name="P30">Pixel entspricht</text:p>
          </table:table-cell>
        </table:table-row>
        <table:table-row>
          <table:table-cell table:style-name="Tabelle1.A2" office:value-type="string">
            <text:p text:style-name="P76">0</text:p>
          </table:table-cell>
          <table:table-cell table:style-name="Tabelle1.A2" office:value-type="string">
            <text:p text:style-name="P76">1</text:p>
          </table:table-cell>
          <table:table-cell table:style-name="Tabelle1.A2" office:value-type="string">
            <text:p text:style-name="P30"><text:bookmark-start text:name="__DdeLink__29181_1677780976"/>40.038 km<text:bookmark-end text:name="__DdeLink__29181_1677780976"/></text:p>
          </table:table-cell>
          <table:table-cell table:style-name="Tabelle1.D2" office:value-type="string">
            <text:p text:style-name="P30">156 km</text:p>
          </table:table-cell>
        </table:table-row>
        <table:table-row>
          <table:table-cell table:style-name="Tabelle1.A2" office:value-type="string">
            <text:p text:style-name="P76">1</text:p>
          </table:table-cell>
          <table:table-cell table:style-name="Tabelle1.A2" office:value-type="string">
            <text:p text:style-name="P76">4</text:p>
          </table:table-cell>
          <table:table-cell table:style-name="Tabelle1.A2" office:value-type="string">
            <text:p text:style-name="P30"><text:bookmark-start text:name="__DdeLink__29183_1677780976"/>20.019 km<text:bookmark-end text:name="__DdeLink__29183_1677780976"/></text:p>
          </table:table-cell>
          <table:table-cell table:style-name="Tabelle1.D2" office:value-type="string">
            <text:p text:style-name="P30">78 km</text:p>
          </table:table-cell>
        </table:table-row>
        <table:table-row>
          <table:table-cell table:style-name="Tabelle1.A2" office:value-type="string">
            <text:p text:style-name="P75">..</text:p>
          </table:table-cell>
          <table:table-cell table:style-name="Tabelle1.A2" office:value-type="string">
            <text:p text:style-name="P75">..</text:p>
          </table:table-cell>
          <table:table-cell table:style-name="Tabelle1.A2" office:value-type="string">
            <text:p text:style-name="P75">..</text:p>
          </table:table-cell>
          <table:table-cell table:style-name="Tabelle1.D2" office:value-type="string">
            <text:p text:style-name="P75">..</text:p>
          </table:table-cell>
        </table:table-row>
        <table:table-row>
          <table:table-cell table:style-name="Tabelle1.A2" office:value-type="string">
            <text:p text:style-name="P76">18</text:p>
          </table:table-cell>
          <table:table-cell table:style-name="Tabelle1.A2" office:value-type="string">
            <text:p text:style-name="P76"><text:bookmark-start text:name="__DdeLink__29186_1677780976"/>69 Mrd.<text:bookmark-end text:name="__DdeLink__29186_1677780976"/></text:p>
          </table:table-cell>
          <table:table-cell table:style-name="Tabelle1.A2" office:value-type="string">
            <text:p text:style-name="P76">153</text:p>
          </table:table-cell>
          <table:table-cell table:style-name="Tabelle1.D2" office:value-type="string">
            <text:p text:style-name="P76">0,6 m</text:p>
          </table:table-cell>
        </table:table-row>
        <table:table-row>
          <table:table-cell table:style-name="Tabelle1.A2" office:value-type="string">
            <text:p text:style-name="P76">19</text:p>
          </table:table-cell>
          <table:table-cell table:style-name="Tabelle1.A2" office:value-type="string">
            <text:p text:style-name="P76">275 Mrd.</text:p>
          </table:table-cell>
          <table:table-cell table:style-name="Tabelle1.A2" office:value-type="string">
            <text:p text:style-name="P76">76 m</text:p>
          </table:table-cell>
          <table:table-cell table:style-name="Tabelle1.D2" office:value-type="string">
            <text:p text:style-name="P76">0,3 m</text:p>
          </table:table-cell>
        </table:table-row>
      </table:table>
      <text:p text:style-name="P29"/>
      <text:p text:style-name="P29">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4"/>
      <text:p text:style-name="P34">998.png</text:p>
      <text:p text:style-name="P34"><text:span text:style-name="T26">99</text:span>8a.png</text:p>
      <text:p text:style-name="P28">todo exkurs tiles, <text:span text:style-name="T21">Seite 96</text:span></text:p>
      <text:h text:style-name="Heading_20_2" text:outline-level="2">Schöne Kartenlayer</text:h>
      <text:p text:style-name="P37">Nachdem das Erstellen der ersten Karte so einfach <text:span text:style-name="T35">Vonstattenging</text:span>, fragen Sie sich sicher, ob es genauso einfach <text:span text:style-name="T34">eine</text:span> alternative <text:span text:style-name="T34">Darstellung – also Kacheln eines anderen Providers – zu verwenden. Die Antwort ist: Ja, es ist so einfach!</text:span></text:p>
      <text:p text:style-name="P38"><text:soft-page-break/>Ich zeige Ihnen hier zwei weitere Provider, nämlich Thunderforest <text:span text:style-name="T37">(</text:span><text:a xlink:type="simple" xlink:href="https://www.thunderforest.com/" text:style-name="Internet_20_link" text:visited-style-name="Visited_20_Internet_20_Link"><text:span text:style-name="T37">https://www.thunderforest.com/</text:span></text:a><text:span text:style-name="T37">) </text:span>und Stamen <text:span text:style-name="T38">(</text:span><text:a xlink:type="simple" xlink:href="https://stamen.com/" text:style-name="Internet_20_link" text:visited-style-name="Visited_20_Internet_20_Link"><text:span text:style-name="T38">https://stamen.com/</text:span></text:a><text:span text:style-name="T38">)</text:span>. Thunderforest erweitert von Openstreetmap angebotenen Kacheln und Stamen bietet etwas völlig anderes. Die Kacheln von Stamen sind eher künstlerischer Natur. <text:span text:style-name="T35">Beide Anbieter bieten Ihnen die Möglichkeit einen Alternativen Stile zu Ihrer Leaflet-Karte hinzuzufügen.</text:span></text:p>
      <text:h text:style-name="Heading_20_3" text:outline-level="3">Thunderforest</text:h>
      <text:p text:style-name="P42">Todod bei Anmeldung apikey</text:p>
      <text:p text:style-name="P40">Thunderforest bietet Ihnen gleich <text:span text:style-name="T42">neun</text:span> verschiedene Kachel-<text:span text:style-name="T40">V</text:span>arianten. <text:span text:style-name="T42">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42"> abgelegt. Die Transportvariante finden Sie unter der Adresse </text:span><text:span text:style-name="T32">https://{s}.tile.thunderforest.com/transport/{z}/{x}/{y}.png?apikey= YourApiKey.</text:span></text:p>
      <text:p text:style-name="P43"/>
      <text:list xml:id="list3481786608529555241" text:style-name="L3">
        <text:list-item>
          <text:p text:style-name="P81">OpenCyclemap <text:span text:style-name="T42">(cycle)</text:span>:<text:line-break/><text:span text:style-name="T41">997.png todo</text:span></text:p>
        </text:list-item>
        <text:list-item>
          <text:p text:style-name="P81">Transport <text:span text:style-name="T42">(transport)</text:span></text:p>
        </text:list-item>
        <text:list-item>
          <text:p text:style-name="P82">Landscape <text:span text:style-name="T42">(landscape)</text:span>:<text:line-break/><text:span text:style-name="T40">Diese Darstellung konzentrierte sich auf Informationen in der Natur – ideal für den ländlichen Kontext.</text:span></text:p>
        </text:list-item>
        <text:list-item>
          <text:p text:style-name="P81">Outdoors <text:span text:style-name="T42">(outdoors)</text:span></text:p>
        </text:list-item>
        <text:list-item>
          <text:p text:style-name="P83">Transport Dark <text:span text:style-name="T42">(transport-dark)</text:span></text:p>
        </text:list-item>
        <text:list-item>
          <text:p text:style-name="P83">Spinal Map <text:span text:style-name="T42">(spinal-map)</text:span></text:p>
        </text:list-item>
        <text:list-item>
          <text:p text:style-name="P84">Pioneer <text:span text:style-name="T42">(pioneer)</text:span></text:p>
        </text:list-item>
        <text:list-item>
          <text:p text:style-name="P84">Mobile Atlas <text:span text:style-name="T42">(mobile-atlas)</text:span></text:p>
        </text:list-item>
        <text:list-item>
          <text:p text:style-name="P84">Neighbourhood <text:span text:style-name="T42">(neighbourhood)</text:span></text:p>
        </text:list-item>
      </text:list>
      <text:p text:style-name="P41"/>
      <text:p text:style-name="P39"><text:span text:style-name="T36">Wenn Sie</text:span> Thunderforest verwenden <text:span text:style-name="T36">möchten, </text:span>müssen Sie als Tile Layer nur die <text:span text:style-name="T36">im nachfolgenden Beispiel zu sehende </text:span>URL <text:span text:style-name="T39">angeben</text:span>. Der <text:span text:style-name="T36">nachfolgende Beispiel-</text:span>Programmcode zeigt Ihnen die genaue Syntax.</text:p>
      <text:p text:style-name="P69">&lt;!DOCTYPE HTML&gt;</text:p>
      <text:p text:style-name="P69"><text:soft-page-break/>&lt;html&gt;</text:p>
      <text:p text:style-name="P69">&lt;head&gt;</text:p>
      <text:p text:style-name="P69">&lt;title&gt;Eine OSM Karte mit Leaflet&lt;/title&gt;</text:p>
      <text:p text:style-name="P69">&lt;link rel="stylesheet" href="https://unpkg.com/leaflet@1.1.0/dist/leaflet.css" /&gt;</text:p>
      <text:p text:style-name="P69">&lt;script src="https://unpkg.com/leaflet@1.1.0/dist/leaflet.js"&gt;&lt;/script&gt;</text:p>
      <text:p text:style-name="P69">&lt;/head&gt;</text:p>
      <text:p text:style-name="P69">&lt;body&gt;</text:p>
      <text:p text:style-name="P69">&lt;div style="height: 180px;" id="mapid"&gt;&lt;/div&gt;</text:p>
      <text:p text:style-name="P69">&lt;script&gt;</text:p>
      <text:p text:style-name="P69">var mymap = L.map('mapid').setView([50.27264, 7.26469], 13);</text:p>
      <text:p text:style-name="P70">L.tileLayer('<text:span text:style-name="T43">https://{s}.tile.thunderforest.com/cycle/{z}/{x}/{y}.png?apikey=YourApiKey</text:span>').addTo(mymap);</text:p>
      <text:p text:style-name="P69">&lt;/script&gt;</text:p>
      <text:p text:style-name="P69">&lt;/body&gt;</text:p>
      <text:p text:style-name="P69">&lt;/html&gt; todo 994</text:p>
      <text:p text:style-name="P71"/>
      <text:h text:style-name="Heading_20_3" text:outline-level="3">Stamen</text:h>
      <text:p text:style-name="P44">Todo</text:p>
      <text:p text:style-name="P45">Man muss Skript einbinden und speziellen Layer erstellen.</text:p>
      <text:p text:style-name="P73"><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74"><text:s text:c="8"/>"watercolor": <text:s text:c="2"/>MAKE_PROVIDER("watercolor", "jpg", 1, 18),</text:p>
      <text:p text:style-name="P46">Bild 996.png</text:p>
      <text:p text:style-name="P48">Todo Achtung zoom 19 funktioniert nicht. <text:span text:style-name="T48">(https://stackoverflow.com/questions/45299088/exclude-zoom-level-in-leaflet-stamen-map/45307170#45307170)</text:span></text:p>
      <text:p text:style-name="P47"/>
      <text:p text:style-name="P49">Weiter Anbieter von Kachel finden Sie unter der Adresse: <text:a xlink:type="simple" xlink:href="http://wiki.openstreetmap.org/wiki/Tiles" text:style-name="Internet_20_link" text:visited-style-name="Visited_20_Internet_20_Link">http://wiki.openstreetmap.org/wiki/Tiles</text:a></text:p>
      <text:p text:style-name="P50">Tipp <text:a xlink:type="simple" xlink:href="http://mapstack.stamen.com/" text:style-name="Internet_20_link" text:visited-style-name="Visited_20_Internet_20_Link">http://mapstack.stamen.com/</text:a> Image machen</text:p>
      <text:p text:style-name="P50"/>
      <text:p text:style-name="P51"><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1"/>
      <text:p text:style-name="P55">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6"><text:a xlink:type="simple" xlink:href="https://de.wikipedia.org/wiki/Web_Map_Service" text:style-name="Internet_20_link" text:visited-style-name="Visited_20_Internet_20_Link">https://de.wikipedia.org/wiki/Web_Map_Service</text:a></text:p>
      <text:p text:style-name="P56"><text:a xlink:type="simple" xlink:href="https://de.wikipedia.org/wiki/Web_Map_Tile_Service" text:style-name="Internet_20_link" text:visited-style-name="Visited_20_Internet_20_Link">https://de.wikipedia.org/wiki/Web_Map_Tile_Service</text:a></text:p>
      <text:p text:style-name="P58">Todo Leaflet unterstützt WMS und WMTS – <text:span text:style-name="T47">Es gibt noch tms</text:span></text:p>
      <text:p text:style-name="P59">todo http://leafletjs.com/examples/wms/wms.html</text:p>
      <text:h text:style-name="P238" text:outline-level="2">Images als Layer – Web-Map-Service</text:h>
      <text:p text:style-name="P57">Sie haben eine Satellitenaufnahme und möchten diese als Layer verwenden. Nun wäre ein Umwandeln in Kacheln, wie es der im vorherigen Kapitel beschriebene </text:p>
      <text:p text:style-name="P54">Eine Alternative zur <text:span text:style-name="T45">beschriebenen </text:span>Kachtel-<text:span text:style-name="T45">T</text:span>echnik bieten bietet der Web-Map-Service. <text:span text:style-name="T46">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3">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2">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60">Todo <text:a xlink:type="simple" xlink:href="https://de.wikipedia.org/wiki/United_States_Geological_Survey" text:style-name="Internet_20_link" text:visited-style-name="Visited_20_Internet_20_Link">https://de.wikipedia.org/wiki/United_States_Geological_Survey</text:a></text:p>
      <text:p text:style-name="P85">todo <text:a xlink:type="simple" xlink:href="https://basemap.nationalmap.gov/arcgis/rest/services" text:style-name="Internet_20_link" text:visited-style-name="Visited_20_Internet_20_Link">https://basemap.nationalmap.gov/arcgis/rest/services</text:a></text:p>
      <text:p text:style-name="P86">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86"/>
      <text:p text:style-name="P88">index_992.<text:span text:style-name="T49">html</text:span></text:p>
      <text:p text:style-name="P87"/>
      <text:p text:style-name="P86"><text:soft-page-break/></text:p>
      <text:p text:style-name="P87">995.png</text:p>
      <text:p text:style-name="P89">todo http://qgis.org/de/site/</text:p>
      <text:h text:style-name="P238" text:outline-level="2">Layer über Layer</text:h>
      <text:p text:style-name="P93">Todo transparenz</text:p>
      <text:p text:style-name="P87">index_991.html</text:p>
      <text:p text:style-name="P87"/>
      <text:p text:style-name="P87">994.png</text:p>
      <text:p text:style-name="P87">994a.png</text:p>
      <text:p text:style-name="P93">todo auch wmts layer kann verwendet werden.</text:p>
      <text:p text:style-name="P91">index_990.html</text:p>
      <text:p text:style-name="P92">994b.png</text:p>
      <text:h text:style-name="Heading_20_1" text:outline-level="1">Die Karte mit Daten bestücken</text:h>
      <text:p text:style-name="P90">Bisher haben wir <text:span text:style-name="T50">ausschließlich vollständige</text:span> Layer zur Karte hinzugefügt. <text:span text:style-name="T50">Wie das Beispiel mit den Warnhinweisen vom Deutschen Wetterdienst zeigt, könnend diese Layer dynamisch mit Daten bestückt werden.</text:span></text:p>
      <text:p text:style-name="P94">In diesem Kapitel zeige ich Ihnen nun, wie Sie selbst Layer mit Daten erstellen und als Schicht auf Ihrer Karte anzeigen können. <text:span text:style-name="T51">Dabei verwenden wir einfache geometrischen Objekten, die in einem zweidimensionalen Raum definiert. </text:span></text:p>
      <text:list xml:id="list8304479264503862096" text:style-name="L4">
        <text:list-item>
          <text:p text:style-name="P95"><text:span text:style-name="T51">Punkt/Marker:<text:line-break/>Das grundlegende Objekt ist der Punkt, den wir als ein Paar ganzer Zahlen – den Koordinaten – ansehen. In Leaflet gibt es Punkte und </text:span><text:span text:style-name="T54">komfortablere</text:span><text:span text:style-name="T51"> Punkte – die Marker.</text:span></text:p>
        </text:list-item>
        <text:list-item>
          <text:p text:style-name="P95"><text:span text:style-name="T51">Linie:<text:line-break/>Eine Linie ist ein Paar von Punkten, von denen wir annehmen, dass sie durch einen geraden Linienabschnitt miteinander verbunden sind. </text:span></text:p>
        </text:list-item>
        <text:list-item>
          <text:p text:style-name="P95"><text:span text:style-name="T51">Polygon und besondere Polygone:<text:line-break/>Ein Polygon ist eine Liste von Punkten. Wir nehmen an, dass benachbarte Punkte durch Linien miteinander verbunden sind und dass der erste Punkt mit dem letzten Punkt verbunden ist, so dass eine geschlossene Figur entsteht. </text:span></text:p>
        </text:list-item>
      </text:list>
      <text:p text:style-name="P96"><text:soft-page-break/>Sehen wir uns also nun an, wie Sie <text:bookmark-start text:name="__DdeLink__1061_736041745"/><text:span text:style-name="T53">Punkte, </text:span>Marker, Linien und Polygone<text:bookmark-end text:name="__DdeLink__1061_736041745"/> auf die Karte malen können.</text:p>
      <text:h text:style-name="Heading_20_2" text:outline-level="2">Von Punkten, Markern, Linien, Polygonen, <text:span text:style-name="T67">Rechtecken und Kreisen</text:span></text:h>
      <text:h text:style-name="Heading_20_3" text:outline-level="3">Punkte und Marker</text:h>
      <text:p text:style-name="P97">Gehen wir noch einmal von unserer Basiskarte aus. </text:p>
      <text:p text:style-name="P98">989.html</text:p>
      <text:p text:style-name="P98">993.png</text:p>
      <text:p text:style-name="P97">Diese <text:span text:style-name="T55">Karte</text:span> ist bisher nicht sehr spannend. <text:span text:style-name="T55">Landkarten</text:span>, die Straßen und Orte anzeigen findet man wie Sand am Meer. Auf Ihrer Website geht es sicher um etwas <text:span text:style-name="T52">Besonderes</text:span> und so möchten Sie sicher auch einen besonderen Ort hervorheben. </text:p>
      <text:h text:style-name="Heading_20_4" text:outline-level="4">Punkte</text:h>
      <text:p text:style-name="P100">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56">Point</text:span></text:a> stellt einen Punkt mit X- und Y-Koordinaten in <text:span text:style-name="T56">Pixeln</text:span> dar. <text:s/>Point-Objekte sind in Leaflet nicht zur Anzeige gedacht. Vielmehr wird mit Ihnen gearbeitet. <text:span text:style-name="T58">Zum Beispiel gibt es die </text:span><text:a xlink:type="simple" xlink:href="http://leafletjs.com/reference-1.1.0.html#map-methods-for-modifying-map-state" text:style-name="Internet_20_link" text:visited-style-name="Visited_20_Internet_20_Link"><text:span text:style-name="T58">Methode </text:span></text:a><text:a xlink:type="simple" xlink:href="http://leafletjs.com/reference-1.1.0.html#map-methods-for-modifying-map-state" text:style-name="Internet_20_link" text:visited-style-name="Visited_20_Internet_20_Link"><text:span text:style-name="T57">panBy(&lt;Point&gt; offset, &lt;Pan options&gt; options?)</text:span></text:a><text:span text:style-name="T58"> mit der die Karte um eine gegebene Anzahl von Pixeln geschwenkt werden kann (animiert todo link zu events).</text:span></text:p>
      <text:p text:style-name="P99">Das ist nicht das, was wir möchten, wenn wir einen Punkt auf der Karte anzeigen möchten. Hier möchten wir vielmehr einen Marker mit Informationen hinzufügen. Und hierzu gibt es in Leaflet ein spezielles Objekt – das Marker Objekt.</text:p>
      <text:p text:style-name="P101">Todod was ist lat und was ist lon <text:span text:style-name="T59">und vielleicht formate</text:span></text:p>
      <text:p text:style-name="P102">index_988.html </text:p>
      <text:h text:style-name="Heading_20_4" text:outline-level="4">Marker</text:h>
      <text:p text:style-name="P103">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104">Beginnen wir mit einem einfachen Beispiel und fügen einen Marker zu unsere bisher langweiligen Karte hinzu.</text:p>
      <text:p text:style-name="P104"/>
      <text:p text:style-name="Quelltext">&lt;!DOCTYPE HTML&gt;</text:p>
      <text:p text:style-name="Quelltext">&lt;html&gt;</text:p>
      <text:p text:style-name="Quelltext"><text:soft-page-break/>&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Quelltext"><text:span text:style-name="T20">var myMarker = L.marker([50.27264, 7.26469],</text:span></text:p>
      <text:p text:style-name="P251">{</text:p>
      <text:p text:style-name="P251">title:"Gering",</text:p>
      <text:p text:style-name="P251">alt:"Ein schönes kleines Dorf auf dem Maifeld in der Eifel",</text:p>
      <text:p text:style-name="P251">draggable:true</text:p>
      <text:p text:style-name="P251">}</text:p>
      <text:p text:style-name="P251">).addTo(mymap);</text:p>
      <text:p text:style-name="Quelltext">&lt;/script&gt;</text:p>
      <text:p text:style-name="Quelltext">&lt;/body&gt;</text:p>
      <text:p text:style-name="Quelltext">&lt;/html&gt; <text:span text:style-name="T62">987.html</text:span></text:p>
      <text:p text:style-name="Text_20_body"/>
      <text:p text:style-name="P106">todo was haben wir genau gemacht und was sind mindestanforderungen</text:p>
      <text:p text:style-name="P105">992.png</text:p>
      <text:p text:style-name="P108">Todo link zu ausfürhlicherem Markerbeispiel</text:p>
      <text:p text:style-name="P248">Sie müssen für einen Marker keine Variable <text:span text:style-name="T60">instanziieren</text:span>. <text:span text:style-name="T61">Sie können den Marker wie folgt zur Karte hinzufügen:<text:line-break/><text:line-break/></text:span><text:span text:style-name="T56">L.marker([50.27264, 7.26469], { title:"Gering", alt:"Ein schönes kleines Dorf auf dem Maifeld in der Eifel", draggable:true } ).addTo(mymap);<text:line-break/><text:line-break/></text:span><text:span text:style-name="T61">Falls aber später den Marker modifizieren möchten, benötigen Sie einen Namen um den Marker zu Identifizieren. </text:span></text:p>
      <text:p text:style-name="P107"><text:soft-page-break/>todo alle optionen beim markererstellen <text:span text:style-name="T65">http://leafletjs.com/reference-1.1.0.html#marker</text:span>.</text:p>
      <text:list xml:id="list2467265105073384434" text:style-name="L5">
        <text:list-item>
          <text:p text:style-name="P110">icon <text:span text:style-name="T64">(</text:span>Standardwert: *<text:span text:style-name="T64">)</text:span>:<text:line-break/><text:span text:style-name="T63">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3">Icons-Objekts</text:span></text:a><text:bookmark-end text:name="__DdeLink__1039_736041745"/><text:span text:style-name="T63">. Wenn Sie kein eigenes Icon beim Marker angegeben, wird das </text:span><text:a xlink:type="simple" xlink:href="http://leafletjs.com/reference-1.1.0.html#icon-default" text:style-name="Internet_20_link" text:visited-style-name="Visited_20_Internet_20_Link"><text:span text:style-name="T63">Standardsymbol</text:span></text:a><text:span text:style-name="T63"> verwendet.</text:span></text:p>
        </text:list-item>
        <text:list-item>
          <text:p text:style-name="P109">D</text:p>
        </text:list-item>
      </text:list>
      <text:h text:style-name="P245" text:outline-level="3">Objekte mit mehr als einem Punkte</text:h>
      <text:h text:style-name="Heading_20_4" text:outline-level="4">Linien</text:h>
      <text:p text:style-name="P114">Todo erster vector layer</text:p>
      <text:p text:style-name="P112">Linien können Sie in Leaflet mit der Klasse <text:a xlink:type="simple" xlink:href="http://leafletjs.com/reference-1.1.0.html#polyline" text:style-name="Internet_20_link" text:visited-style-name="Visited_20_Internet_20_Link">Polyline</text:a> erstellen. <text:span text:style-name="T66">Die Klasse Polyline erweitert die abstrakte Klasse </text:span><text:a xlink:type="simple" xlink:href="http://leafletjs.com/reference-1.1.0.html#path" text:style-name="Internet_20_link" text:visited-style-name="Visited_20_Internet_20_Link"><text:span text:style-name="T66">Path</text:span></text:a><text:span text:style-name="T66">. Diese Klasse ermöglicht es Ihnen eine einfache Linie oder mehrere aneinandergereihte Liniensegmente zu erstellen.</text:span></text:p>
      <text:p text:style-name="P111">986.html</text:p>
      <text:p text:style-name="P111">991.png</text:p>
      <text:p text:style-name="P115">todo: Mindestanforderungen und was haben wir genau gemacht.</text:p>
      <text:h text:style-name="Heading_20_4" text:outline-level="4">Polygone</text:h>
      <text:p text:style-name="P11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69">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68">Leaflet schließt Ihr Polygon automatisch.</text:span></text:p>
      <text:p text:style-name="P118">Todo Mindesanforderungen und was haben wir getan. <text:span text:style-name="T70">Und Optionen → vielleicht klassendiagramm</text:span></text:p>
      <text:p text:style-name="P119">990.png</text:p>
      <text:p text:style-name="P120">985.html</text:p>
      <text:p text:style-name="P118"/>
      <text:p text:style-name="Text_20_body"><text:soft-page-break/></text:p>
      <text:h text:style-name="P244" text:outline-level="3">Rechtecke und Kreise</text:h>
      <text:p text:style-name="P121">Kreise und Rechtecke könnten <text:span text:style-name="T71">man als </text:span><text:bookmark-start text:name="__DdeLink__1150_736041745"/><text:span text:style-name="T71">Polygon</text:span><text:bookmark-end text:name="__DdeLink__1150_736041745"/><text:span text:style-name="T71"> darstellen. Dies wäre aber beim Kreis sehr mühselig und auch für ein Rechteck gibt es einfacherer Verfahrensweisen. Leaflet bietet deshalb für diese beiden Formen spezielle Klassen an.</text:span></text:p>
      <text:p text:style-name="P122">Das Zeichnen von Rechtecken und Kreisen ist kein Hexenwerk. Der Vollständigkeit halber finden Sie aber in den nächsten beiden Kapiteln ein Beispiel für beide Formen.</text:p>
      <text:h text:style-name="Heading_20_4" text:outline-level="4">Rechtecke</text:h>
      <text:p text:style-name="P126">Todo Mindeseingaben, was haben wir gemacht</text:p>
      <text:p text:style-name="P123">984.html</text:p>
      <text:p text:style-name="P125">989.png</text:p>
      <text:h text:style-name="Heading_20_4" text:outline-level="4">Kreise</text:h>
      <text:p text:style-name="P126">Todo Mindesangaben was habe ich gemacht.</text:p>
      <text:p text:style-name="P123">983.html</text:p>
      <text:p text:style-name="P125">988.png kreis</text:p>
      <text:p text:style-name="P124">todo zeigen was beim zoomen passiert.</text:p>
      <text:p text:style-name="P127"/>
      <text:h text:style-name="Heading_20_2" text:outline-level="2">Mulit<text:span text:style-name="T74">P</text:span>olyline<text:span text:style-name="T74">s</text:span> <text:span text:style-name="T74">und </text:span>Multipoligones</text:h>
      <text:p text:style-name="P129">Im vorhergehenden Beispiel haben wir jedes Element auf einem separaten Layer abgebildet. Spätestens, wenn Sie selbst unterschiedliche Geodaten auf einer Karte darstellen möchten werden Sie sich wünschen, diese auf einem Layer gruppieren zu können. <text:span text:style-name="T72">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30">Todo <text:a xlink:type="simple" xlink:href="https://de.wikipedia.org/wiki/Layertechnik" text:style-name="Internet_20_link" text:visited-style-name="Visited_20_Internet_20_Link">https://de.wikipedia.org/wiki/Layertechnik</text:a> <text:span text:style-name="T75">http://www.duden.de/rechtschreibung/Layer</text:span></text:p>
      <text:p text:style-name="P128"><text:soft-page-break/></text:p>
      <text:p text:style-name="P131">Das Setzen von Klammern kann beim Arbeiten mit MultiPolygons und MultiPolylines sehr herausfordernd sein. </text:p>
      <text:list xml:id="list5528069615875661184" text:style-name="L6">
        <text:list-item>
          <text:p text:style-name="P132"><text:span text:style-name="T73">Sie müssen zum einen das MultiPolyelement – MultiPolygon oder Multipolyline – mit einer Klammer versehen. </text:span></text:p>
        </text:list-item>
        <text:list-item>
          <text:p text:style-name="P132"><text:span text:style-name="T73">Außerdem müssen Sie jedes Polyelement – Polyline oder Polygone – mit einer Klammer umgeben. </text:span></text:p>
        </text:list-item>
        <text:list-item>
          <text:p text:style-name="P132"><text:span text:style-name="T73">Und zuletzt werden auch die Koordinaten noch eingeklammert. (todo immer richtig geschrieben)</text:span></text:p>
        </text:list-item>
      </text:list>
      <text:h text:style-name="Heading_20_3" text:outline-level="3">MultiPolylines</text:h>
      <text:p text:style-name="P139">Todo Hat sich seit o.7 geändert: https://stackoverflow.com/questions/45371611/creating-multipolyline-with-leaflet-js</text:p>
      <text:p text:style-name="P133">981.html</text:p>
      <text:p text:style-name="P134">987.png</text:p>
      <text:p text:style-name="P135"><text:span text:style-name="T77">todo </text:span>fitBounds<text:span text:style-name="T77">()</text:span></text:p>
      <text:p text:style-name="P136">todo mindesanforderung und was habe ich gemacht</text:p>
      <text:p text:style-name="P137">todo multipolylines hat sich in aktueller version geändert</text:p>
      <text:h text:style-name="Heading_20_3" text:outline-level="3">Multipolygones</text:h>
      <text:p text:style-name="P133">982.html</text:p>
      <text:p text:style-name="P134">986.png</text:p>
      <text:p text:style-name="P134">todo marker (merh als eins öffnen?)</text:p>
      <text:p text:style-name="P136">todo mindesanforderung und was habe ich gemacht</text:p>
      <text:h text:style-name="P239" text:outline-level="2">Daten <text:span text:style-name="T76">mit</text:span> Layer<text:span text:style-name="T76">n g</text:span>ruppiere<text:span text:style-name="T44">n</text:span></text:h>
      <text:p text:style-name="P140">Im vorherigen Kapitel haben Sie gesehen, dass Sie mehrere Polygone oder Polylines auf einem Layer positionieren können. Es wird aber sicher vorkommen, dass sie Elemente unterschiedlicher Typen auf einem Layer zusammen gruppieren möchten.</text:p>
      <text:p text:style-name="P146">Die Klasse Leaflet Klasse LayerGroup wird verwendet, um mehrere Layer oder Ebenen zu gruppieren und sie als eine zu behandeln. Wenn Sie eine LayerGroup der Karte hinzufügen, <text:span text:style-name="T80">werden alle zur Gruppe gehörenden Layer auf der Karte hinzugefügt </text:span>oder entfernt. </text:p>
      <text:h text:style-name="Heading_20_3" text:outline-level="3"><text:soft-page-break/>Layergruppen</text:h>
      <text:p text:style-name="P143">Todo <text:a xlink:type="simple" xlink:href="http://leafletjs.com/reference-1.1.0.html#layergroup" text:style-name="Internet_20_link" text:visited-style-name="Visited_20_Internet_20_Link">http://leafletjs.com/reference-1.1.0.html#layergroup</text:a></text:p>
      <text:p text:style-name="P144">todo mindesteanforderung, was habe ich gemacht. Ich kann später noch hinzufügen, <text:span text:style-name="T79">ich muss nur einmal add to map; remove</text:span></text:p>
      <text:p text:style-name="P141">Eine Layer …</text:p>
      <text:p text:style-name="P141"/>
      <text:h text:style-name="Heading_20_3" text:outline-level="3">Featuregruppen</text:h>
      <text:p text:style-name="P147">Die Klasse FeatureGroup erweitert die Klasse LayerGroup. Während die Klasse LayerGroup eher Methoden zum Gruppieren von Layern bereit stellt, geht es in der Featur<text:span text:style-name="T81">e</text:span>Group hauptsächlich um das Bearbeiten von Ereignissen <text:span text:style-name="T83">und Stylen</text:span>.</text:p>
      <text:p text:style-name="P147"/>
      <text:p text:style-name="P145">Todo <text:a xlink:type="simple" xlink:href="http://leafletjs.com/reference-1.1.0.html#featuregroup" text:style-name="Internet_20_link" text:visited-style-name="Visited_20_Internet_20_Link">http://leafletjs.com/reference-1.1.0.html#featuregroup</text:a></text:p>
      <text:p text:style-name="P145">todo mindestanforderung, <text:span text:style-name="T82">methoden überall aulisten?</text:span></text:p>
      <text:p text:style-name="P145">todo was habe ich gemacht, <text:span text:style-name="T84">popup nicht mehr bei Marker sondern bei Feature</text:span></text:p>
      <text:p text:style-name="P145">979.html</text:p>
      <text:h text:style-name="Heading_20_2" text:outline-level="2">Popups</text:h>
      <text:p text:style-name="P150">http://leafletjs.com/reference-1.1.0.html#popup</text:p>
      <text:p text:style-name="P148">978.html</text:p>
      <text:p text:style-name="P149">985.png</text:p>
      <text:p text:style-name="P149"/>
      <text:p text:style-name="P151">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52">todo link zu später makrers</text:p>
      <text:h text:style-name="Heading_20_2" text:outline-level="2">Mobil</text:h>
      <text:p text:style-name="P153">Ein großer Vorteil von JavaScript ist es, das Landkarten in einem aktuellen Standardbrowser ohne externe Applikationen oder Plugins angezeigt werden können. Leaflet unterstützt eie Menge Geräte (todo link). <text:span text:style-name="T85">Jede Website, die eine Leaflet Karte anzeigt, kann geleich probrammiert werden. Es muss nichts besonders für ein Gerät beachtet. Es sei denn, Sie möchten auf einem Geräte etwas anders anzeigen.</text:span></text:p>
      <text:p text:style-name="P154"><text:soft-page-break/>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55">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55">Todo https://www.w3.org/TR/geolocation-API/</text:p>
      <text:h text:style-name="P246" text:outline-level="3"><text:span text:style-name="T78">HTML und </text:span>CSS</text:h>
      <text:p text:style-name="P156">Sie wollen Ihre Leaflet Karte auch für mobile Geräte optimal konfigurieren? Als Erstes sollten Sie sicherstellen, dass die Karte passend angezeigt wird. <text:span text:style-name="T87">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59">977.html</text:p>
      <text:p text:style-name="P159"/>
      <text:p text:style-name="P158">Todo was habe ich gemacht </text:p>
      <text:list xml:id="list907040459504699497" text:style-name="L7">
        <text:list-item>
          <text:p text:style-name="P160"><text:span text:style-name="T86">Ich habe die Abstände, also </text:span><text:span text:style-name="T88">padding</text:span><text:span text:style-name="T87"> und </text:span><text:span text:style-name="T88">margin</text:span><text:span text:style-name="T87">, auf null gesetzt. So passt sich alles genau an die Seite an und es wird kein Platz mit Rändern verschwendet. </text:span></text:p>
        </text:list-item>
        <text:list-item>
          <text:p text:style-name="P160"><text:span text:style-name="T87">Außerdem haben wir die Höhe auf 100% gesetzt, damit diese voll ausgenutzt wird. Den fixen Wert für die Höhe habe ich entfernt. So verschwindet auch die Bildlaufleiste am rechten Rand.</text:span></text:p>
        </text:list-item>
        <text:list-item>
          <text:p text:style-name="P161">Viewport. <text:span text:style-name="T89">Die Seite kann nicht verkleinert oder vergrößert werden – zoomen ist aber immer noch möglich!</text:span></text:p>
        </text:list-item>
      </text:list>
      <text:p text:style-name="P157"><text:span text:style-name="T87">Todo Exkurs padding margin. Media query.</text:span></text:p>
      <text:p text:style-name="P157"><text:s/></text:p>
      <text:h text:style-name="P240" text:outline-level="2">JavaScript</text:h>
      <text:p text:style-name="P162">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text:soft-page-break/>wird. Und hier müssen Sie das Rad natürlich nicht selbst neu erfinden – Leaflet bietet Ihnen Funktionen die Sie nutzen können.</text:p>
      <text:p text:style-name="P169">Todo maxzoom1 = ganze welt</text:p>
      <text:p text:style-name="P163"><text:span text:style-name="T90">Todo Auch 977.html</text:span></text:p>
      <text:p text:style-name="P164">todo <text:a xlink:type="simple" xlink:href="http://leafletjs.com/reference-1.1.0.html#locate-options" text:style-name="Internet_20_link" text:visited-style-name="Visited_20_Internet_20_Link">http://leafletjs.com/reference-1.1.0.html#locate-options</text:a> watch() →<text:span text:style-name="T91"> überleitung …</text:span></text:p>
      <text:p text:style-name="P165">todo <text:a xlink:type="simple" xlink:href="http://leafletjs.com/examples/mobile/" text:style-name="Internet_20_link" text:visited-style-name="Visited_20_Internet_20_Link">http://leafletjs.com/examples/mobile/</text:a></text:p>
      <text:p text:style-name="P166">todo <text:a xlink:type="simple" xlink:href="https://www.mozilla.org/de/firefox/geolocation/" text:style-name="Internet_20_link" text:visited-style-name="Visited_20_Internet_20_Link">https://www.mozilla.org/de/firefox/geolocation/</text:a></text:p>
      <text:p text:style-name="P167">984.png</text:p>
      <text:p text:style-name="P168">984a.png</text:p>
      <text:p text:style-name="P168">984b.png</text:p>
      <text:p text:style-name="P170">Exkurs Variabel e Werte abfragen: 984c →<text:span text:style-name="T92"> aber auch in Dokumentation: http://leafletjs.com/reference-1.1.0.html#locationevent</text:span></text:p>
      <text:h text:style-name="Heading_20_2" text:outline-level="2">Events</text:h>
      <text:p text:style-name="P172">Bisher haben wir nur mit statischen Daten gearbeitet. (todo habe ich schon beispiel gebracht mit dem marker dynamisch erstellt werden?) In der Welt passiert aber ganz schön viel und Sie möchten mit Ihrer Karte sicherlich auf das ein oder andere Ereignis reagieren. Zum Beispiel <text:span text:style-name="T94">möchten Sie vielleicht eine Pop-up Text ändern, wenn der Marker zum Pop-up bewegt wird.</text:span></text:p>
      <text:p text:style-name="P173">Leaflet bietet <text:span text:style-name="T93">Ihnen </text:span>34? Ereignisse, die die sie nutzen können. <text:span text:style-name="T93">(Todo ereignisse auflisten)</text:span></text:p>
      <text:p text:style-name="P173">---</text:p>
      <text:list xml:id="list6226900124530662984" text:style-name="L9">
        <text:list-item>
          <text:p text:style-name="P175"><text:span text:style-name="T95">Layer events</text:span></text:p>
          <text:list>
            <text:list-item>
              <text:p text:style-name="P175"><text:span text:style-name="T95">baselayerchange <text:tab/>LayersControlEvent <text:tab/>Fired when the base layer is changed through the layer control.</text:span></text:p>
            </text:list-item>
            <text:list-item>
              <text:p text:style-name="P176"><text:span text:style-name="T95">overlayadd <text:tab/>LayersControlEvent <text:tab/>Fired when an overlay is selected through the layer control.</text:span></text:p>
            </text:list-item>
            <text:list-item>
              <text:p text:style-name="P176"><text:span text:style-name="T95">overlayremove <text:tab/>LayersControlEvent <text:tab/>Fired when an overlay is deselected through the layer control.</text:span></text:p>
            </text:list-item>
            <text:list-item>
              <text:p text:style-name="P176"><text:span text:style-name="T95">layeradd <text:tab/>LayerEvent <text:tab/>Fired when a new layer is added to the map.</text:span></text:p>
            </text:list-item>
            <text:list-item>
              <text:p text:style-name="P176"><text:soft-page-break/><text:span text:style-name="T95">layerremove <text:tab/>LayerEvent <text:tab/>Fired when some layer is removed from the map</text:span></text:p>
            </text:list-item>
          </text:list>
        </text:list-item>
        <text:list-item>
          <text:p text:style-name="P176"><text:span text:style-name="T95">Map state change events</text:span></text:p>
          <text:list>
            <text:list-item>
              <text:p text:style-name="P176"><text:span text:style-name="T95">zoomlevelschange <text:tab/>Event <text:tab/>Fired when the number of zoomlevels on the map is changed due to adding or removing a layer.</text:span></text:p>
            </text:list-item>
            <text:list-item>
              <text:p text:style-name="P176"><text:span text:style-name="T95">resize <text:tab/>ResizeEvent <text:tab/>Fired when the map is resized.</text:span></text:p>
            </text:list-item>
            <text:list-item>
              <text:p text:style-name="P176"><text:span text:style-name="T95">unload <text:tab/>Event <text:tab/>Fired when the map is destroyed with remove method.</text:span></text:p>
            </text:list-item>
            <text:list-item>
              <text:p text:style-name="P176"><text:span text:style-name="T95">viewreset <text:tab/>Event <text:tab/>Fired when the map needs to redraw its content (this usually happens on map zoom or load). Very useful for creating custom overlays.</text:span></text:p>
            </text:list-item>
            <text:list-item>
              <text:p text:style-name="P176"><text:span text:style-name="T95">load <text:tab/>Event <text:tab/>Fired when the map is initialized (when its center and zoom are set for the first time).</text:span></text:p>
            </text:list-item>
            <text:list-item>
              <text:p text:style-name="P176"><text:span text:style-name="T95">zoomstart <text:tab/>Event <text:tab/>Fired when the map zoom is about to change (e.g. before zoom animation).</text:span></text:p>
            </text:list-item>
            <text:list-item>
              <text:p text:style-name="P176"><text:span text:style-name="T95">movestart <text:tab/>Event <text:tab/>Fired when the view of the map starts changing (e.g. user starts dragging the map).</text:span></text:p>
            </text:list-item>
            <text:list-item>
              <text:p text:style-name="P176"><text:span text:style-name="T95">zoom <text:tab/>Event <text:tab/>Fired repeatedly during any change in zoom level, including zoom and fly animations.</text:span></text:p>
            </text:list-item>
            <text:list-item>
              <text:p text:style-name="P176"><text:span text:style-name="T95">move <text:tab/>Event <text:tab/>Fired repeatedly during any movement of the map, including pan and fly animations.</text:span></text:p>
            </text:list-item>
            <text:list-item>
              <text:p text:style-name="P176"><text:span text:style-name="T95">zoomend <text:tab/>Event <text:tab/>Fired when the map has changed, after any animations.</text:span></text:p>
            </text:list-item>
            <text:list-item>
              <text:p text:style-name="P176"><text:span text:style-name="T95">moveend <text:tab/>Event <text:tab/>Fired when the center of the map stops changing (e.g. user stopped dragging the map).</text:span></text:p>
            </text:list-item>
          </text:list>
        </text:list-item>
        <text:list-item>
          <text:p text:style-name="P176"><text:span text:style-name="T95">Popup events</text:span></text:p>
          <text:list>
            <text:list-item>
              <text:p text:style-name="P176"><text:span text:style-name="T95">popupopen <text:tab/>PopupEvent <text:tab/>Fired when a popup is opened in the map</text:span></text:p>
            </text:list-item>
            <text:list-item>
              <text:p text:style-name="P176"><text:span text:style-name="T95">popupclose <text:tab/>PopupEvent <text:tab/>Fired when a popup in the map is closed</text:span></text:p>
            </text:list-item>
            <text:list-item>
              <text:p text:style-name="P176"><text:span text:style-name="T95">autopanstart <text:tab/>Event <text:tab/>Fired when the map starts autopanning when opening a popup.</text:span></text:p>
            </text:list-item>
          </text:list>
        </text:list-item>
        <text:list-item>
          <text:p text:style-name="P176"><text:span text:style-name="T95">Tooltip events</text:span></text:p>
          <text:list>
            <text:list-item>
              <text:p text:style-name="P176"><text:soft-page-break/><text:span text:style-name="T95">tooltipopen <text:tab/>TooltipEvent <text:tab/>Fired when a tooltip is opened in the map.</text:span></text:p>
            </text:list-item>
            <text:list-item>
              <text:p text:style-name="P176"><text:span text:style-name="T95">tooltipclose <text:tab/>TooltipEvent <text:tab/>Fired when a tooltip in the map is closed.</text:span></text:p>
            </text:list-item>
          </text:list>
        </text:list-item>
        <text:list-item>
          <text:p text:style-name="P176"><text:span text:style-name="T95">Location events</text:span></text:p>
          <text:list>
            <text:list-item>
              <text:p text:style-name="P176"><text:span text:style-name="T95">locationerror <text:tab/>ErrorEvent <text:tab/>Fired when geolocation (using the locate method) failed.</text:span></text:p>
            </text:list-item>
            <text:list-item>
              <text:p text:style-name="P176"><text:span text:style-name="T95">locationfound <text:tab/>LocationEvent <text:tab/>Fired when geolocation (using the locate method) went successfully.</text:span></text:p>
            </text:list-item>
          </text:list>
        </text:list-item>
        <text:list-item>
          <text:p text:style-name="P176"><text:span text:style-name="T95">Interaction events</text:span></text:p>
          <text:list>
            <text:list-item>
              <text:p text:style-name="P176"><text:span text:style-name="T95">click <text:tab/>MouseEvent <text:tab/>Fired when the user clicks (or taps) the map.</text:span></text:p>
            </text:list-item>
            <text:list-item>
              <text:p text:style-name="P176"><text:span text:style-name="T95">dblclick <text:tab/>MouseEvent <text:tab/>Fired when the user double-clicks (or double-taps) the map.</text:span></text:p>
            </text:list-item>
            <text:list-item>
              <text:p text:style-name="P176"><text:span text:style-name="T95">mousedown <text:tab/>MouseEvent <text:tab/>Fired when the user pushes the mouse button on the map.</text:span></text:p>
            </text:list-item>
            <text:list-item>
              <text:p text:style-name="P176"><text:span text:style-name="T95">mouseup <text:tab/>MouseEvent <text:tab/>Fired when the user releases the mouse button on the map.</text:span></text:p>
            </text:list-item>
            <text:list-item>
              <text:p text:style-name="P176"><text:span text:style-name="T95">mouseover <text:tab/>MouseEvent <text:tab/>Fired when the mouse enters the map.</text:span></text:p>
            </text:list-item>
            <text:list-item>
              <text:p text:style-name="P176"><text:span text:style-name="T95">mouseout <text:tab/>MouseEvent <text:tab/>Fired when the mouse leaves the map.</text:span></text:p>
            </text:list-item>
            <text:list-item>
              <text:p text:style-name="P176"><text:span text:style-name="T95">mousemove <text:tab/>MouseEvent <text:tab/>Fired while the mouse moves over the map.</text:span></text:p>
            </text:list-item>
            <text:list-item>
              <text:p text:style-name="P176"><text:span text:style-name="T95">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span></text:p>
            </text:list-item>
            <text:list-item>
              <text:p text:style-name="P176"><text:span text:style-name="T95">keypress <text:tab/>KeyboardEvent <text:tab/>Fired when the user presses a key from the keyboard while the map is focused.</text:span></text:p>
            </text:list-item>
            <text:list-item>
              <text:p text:style-name="P176"><text:span text:style-name="T95">preclick <text:tab/>MouseEvent <text:tab/>Fired before mouse click on the map (sometimes useful when you want something to happen on click before any existing click handlers start running).</text:span></text:p>
            </text:list-item>
          </text:list>
        </text:list-item>
        <text:list-item>
          <text:p text:style-name="P176"><text:span text:style-name="T95">Other Methods</text:span></text:p>
          <text:list>
            <text:list-item>
              <text:p text:style-name="P176"><text:soft-page-break/><text:span text:style-name="T95">zoomanim <text:tab/>ZoomAnimEvent <text:tab/>Fired on every frame of a zoom animation</text:span></text:p>
            </text:list-item>
          </text:list>
        </text:list-item>
      </text:list>
      <text:p text:style-name="P173">---</text:p>
      <text:p text:style-name="P174">Leaflet bietet die Methode on() um auf ein Ereignis zu reagieren. </text:p>
      <text:p text:style-name="P178">983.png</text:p>
      <text:p text:style-name="P171">976.html</text:p>
      <text:p text:style-name="P179">Todo einfaches Beispiel (dirket hierüber) erklären anonyme funktion.</text:p>
      <text:p text:style-name="P171"/>
      <text:p text:style-name="P180"><text:span text:style-name="T97">Todo </text:span>Ein anderes Beispiel <text:span text:style-name="T97">erklären link zu wie man e ausgibt.</text:span> <text:span text:style-name="T96">983a.png - </text:span>976a.html → Marker Event. </text:p>
      <text:p text:style-name="P182"><text:span text:style-name="T98">Todo Beispiel nach </text:span>closePopupOnClick: false <text:span text:style-name="T98">durchsuchen.</text:span></text:p>
      <text:p text:style-name="P177">Todo Vielleicht link zu spielplatz: http://playground-leaflet.rhcloud.com/fixo/edit?html,console,output</text:p>
      <text:h text:style-name="Heading_20_3" text:outline-level="3">Benutzerdefinierte Funktionen</text:h>
      <text:p text:style-name="P181">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84"><text:span text:style-name="T99">Todo </text:span>autoClose:false <text:span text:style-name="T99">man kriegt die nicht mehr zu :) und </text:span>keepInView:true</text:p>
      <text:p text:style-name="P181">Probieren wir das doch sofort einmal aus. Wir erstellen einen Marker und verbinden diesen mit einem Pop-up.</text:p>
      <text:p text:style-name="P183">982.png 975.html <text:span text:style-name="T99">(</text:span></text:p>
      <text:p text:style-name="P183"/>
      <text:p text:style-name="P185">todo charset und sprach de überall im code</text:p>
      <text:p text:style-name="P185"/>
      <text:p text:style-name="P185"/>
      <text:p text:style-name="P186">Interaktives Beispiel</text:p>
      <text:p text:style-name="P186">974.html</text:p>
      <text:p text:style-name="P186">Todo <text:span text:style-name="T101">vielleicht heiß kalt beispiel machen und heiß kalt <text:s/>in id ausgegeben.</text:span></text:p>
      <text:p text:style-name="P249"><text:soft-page-break/>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0">https://developer.mozilla.org/de/docs/Web/API/Window/sessionStorage</text:span></text:p>
      <text:p text:style-name="P186"/>
      <text:p text:style-name="P138">Todo zusammenfassung?</text:p>
      <text:h text:style-name="Heading_20_1" text:outline-level="1">GeoJson</text:h>
      <text:p text:style-name="P187">Todo <text:a xlink:type="simple" xlink:href="https://github.com/johan/world.geo.json" text:style-name="Internet_20_link" text:visited-style-name="Visited_20_Internet_20_Link">https://github.com/johan/world.geo.json</text:a></text:p>
      <text:p text:style-name="P188">todo <text:a xlink:type="simple" xlink:href="https://github.com/blog/1528-there-s-a-map-for-that" text:style-name="Internet_20_link" text:visited-style-name="Visited_20_Internet_20_Link">https://github.com/blog/1528-there-s-a-map-for-that</text:a></text:p>
      <text:p text:style-name="P189">todo <text:a xlink:type="simple" xlink:href="http://leafletjs.com/examples/geojson/" text:style-name="Internet_20_link" text:visited-style-name="Visited_20_Internet_20_Link">http://leafletjs.com/examples/geojson/</text:a></text:p>
      <text:p text:style-name="P192">todo http://geojson.org/</text:p>
      <text:p text:style-name="P190">todo GeoJSON überall geleich geschrieben?</text:p>
      <text:h text:style-name="Heading_20_2" text:outline-level="2">GeoJson verstehen</text:h>
      <text:p text:style-name="P188">GeoJson ist ein</text:p>
      <text:p text:style-name="P193">Bevor es GeoJSON gab, gab es JSON (JavaScript Object Notation) <text:span text:style-name="T102">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 </text:span></text:p>
      <text:p text:style-name="P194">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94"/>
      <text:p text:style-name="P194"><text:soft-page-break/>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94"/>
      <text:p text:style-name="P194">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94"/>
      <text:p text:style-name="P195">JSON ist wie XML weil</text:p>
      <text:p text:style-name="P195"/>
      <text:p text:style-name="P195"><text:s text:c="5"/>Sowohl JSON als auch XML sind "selbstbeschreibend" (menschlich lesbar)</text:p>
      <text:p text:style-name="P195"><text:s text:c="5"/>Sowohl JSON als auch XML sind hierarchisch (Werte innerhalb von Werten)</text:p>
      <text:p text:style-name="P195"><text:s text:c="5"/>Sowohl JSON als auch XML können von vielen Programmiersprachen analysiert und genutzt werden</text:p>
      <text:p text:style-name="P195"><text:s text:c="5"/>Sowohl JSON als auch XML können mit einem XMLHttpRequest ausgetauscht werden</text:p>
      <text:p text:style-name="P195"/>
      <text:p text:style-name="P195">JSON ist im Gegensatz zu XML Weil</text:p>
      <text:p text:style-name="P195"/>
      <text:p text:style-name="P195"><text:s text:c="5"/>JSON verwendet kein End-Tag</text:p>
      <text:p text:style-name="P195"><text:s text:c="5"/>JSON ist kürzer</text:p>
      <text:p text:style-name="P195"><text:s text:c="5"/>JSON ist schneller zu lesen und zu schreiben</text:p>
      <text:p text:style-name="P195"><text:s text:c="5"/>JSON kann Arrays verwenden</text:p>
      <text:p text:style-name="P195"/>
      <text:p text:style-name="P195">Der größte Unterschied ist:</text:p>
      <text:p text:style-name="P195"/>
      <text:p text:style-name="P195"><text:s text:c="2"/>XML muss mit einem XML-Parser analysiert werden. JSON kann durch eine Standard-JavaScript-Funktion analysiert werden.</text:p>
      <text:p text:style-name="P195"/>
      <text:p text:style-name="P196"><text:soft-page-break/>Beispiel: </text:p>
      <text:p text:style-name="P196"/>
      <text:p text:style-name="P198">&lt;student&gt;</text:p>
      <text:p text:style-name="P229">&lt;matrikelnr&gt;12345&lt;/matrikelnr&gt;</text:p>
      <text:p text:style-name="P229">&lt;vorname&gt;<text:span text:style-name="T106">Peter</text:span>&lt;/vorname&gt;</text:p>
      <text:p text:style-name="P229">&lt;nachname&gt;<text:span text:style-name="T106">Pan</text:span>&lt;/nachname&gt;</text:p>
      <text:p text:style-name="P229">&lt;/student&gt;</text:p>
      <text:p text:style-name="P196"/>
      <text:p text:style-name="P196"/>
      <text:p text:style-name="P196"/>
      <text:p text:style-name="P196"/>
      <text:p text:style-name="P196">„<text:span text:style-name="T104">student“: {</text:span></text:p>
      <text:p text:style-name="P230">„<text:span text:style-name="T104">matrikelnr“: „12345“,</text:span></text:p>
      <text:p text:style-name="P230">„<text:span text:style-name="T104">vorname“: „</text:span><text:span text:style-name="T105">Peter</text:span><text:span text:style-name="T104">“,</text:span></text:p>
      <text:p text:style-name="P230">„<text:span text:style-name="T104">nachname“: „</text:span><text:span text:style-name="T105">Pan</text:span><text:span text:style-name="T104">“</text:span></text:p>
      <text:p text:style-name="P229">},</text:p>
      <text:p text:style-name="P196"/>
      <text:p text:style-name="P196"/>
      <text:p text:style-name="P197">GeoJSON ist nun ein JSON format, dass sich auf Geodaten spezialisiert hat. Es kann gut mit Punkten, Linien und Polygonen umgehen.</text:p>
      <text:p text:style-name="P191">GeoJSON ist zu einem sehr beliebten Datenformat unter vielen GIS-Technologien und -Diensten – <text:s/>es ist einfach, leicht, unkompliziert. <text:span text:style-name="T103">Hier erwähne ich es, weil </text:span>Leaflet (todo gucken ob leaflet überall gleich geschrieben.) sehr gut im Umgang <text:span text:style-name="T103">mit GeoJSON-Daten ist</text:span>. In diesem Kapitel erfahren Sie, wie Sie Layer mithilfe von GeoJSON-Daten erstellen können und mit <text:span text:style-name="T103">den Daten </text:span>diese<text:span text:style-name="T103">r</text:span> Layern interagieren können.</text:p>
      <text:p text:style-name="P191"/>
      <text:p text:style-name="P200">Todo <text:a xlink:type="simple" xlink:href="http://jsoneditoronline.org/" text:style-name="Internet_20_link" text:visited-style-name="Visited_20_Internet_20_Link">http://jsoneditoronline.org/</text:a></text:p>
      <text:h text:style-name="P241" text:outline-level="2"><text:soft-page-break/>GeoJson erkunden</text:h>
      <text:p text:style-name="P201">GeoJSON ist ein Format für die Kodierung einer Vielzahl von geografischen Datenstrukturen. Ein GeoJSON-Objekt kann eine Geometrie, eine Funktion oder eine Sammlung von Merkmalen darstellen. </text:p>
      <text:p text:style-name="P201">GeoJSON unterstützt die folgenden Geometriearten: </text:p>
      <text:list xml:id="list2181748978871308979" text:style-name="L10">
        <text:list-item>
          <text:p text:style-name="P202"><text:span text:style-name="T107">Point, </text:span></text:p>
        </text:list-item>
        <text:list-item>
          <text:p text:style-name="P202"><text:span text:style-name="T107">LineString, </text:span></text:p>
        </text:list-item>
        <text:list-item>
          <text:p text:style-name="P202"><text:span text:style-name="T107">Polygon, </text:span></text:p>
        </text:list-item>
        <text:list-item>
          <text:p text:style-name="P202"><text:span text:style-name="T107">MultiPoint, </text:span></text:p>
        </text:list-item>
        <text:list-item>
          <text:p text:style-name="P202"><text:span text:style-name="T107">MultiLineString, </text:span></text:p>
        </text:list-item>
        <text:list-item>
          <text:p text:style-name="P202"><text:span text:style-name="T107">MultiPolygon und </text:span></text:p>
        </text:list-item>
        <text:list-item>
          <text:p text:style-name="P202"><text:span text:style-name="T107">GeometryCollection. </text:span></text:p>
        </text:list-item>
      </text:list>
      <text:p text:style-name="P220"><text:span text:style-name="T117">Todo gucken ob ich überall diese Geometrien alle verwende</text:span></text:p>
      <text:p text:style-name="P220"><text:span text:style-name="T117">Features in GeoJSON enthalten ein Geometrieobjekt, zusätzliche Eigenschaften und eine Feature-Sammlung stellt eine Liste von Features dar.</text:span></text:p>
      <text:p text:style-name="P199"><text:s/><text:span text:style-name="T107">todo</text:span> <text:a xlink:type="simple" xlink:href="http://geojsonlint.com/" text:style-name="Internet_20_link" text:visited-style-name="Visited_20_Internet_20_Link">http://geojsonlint.com/</text:a> </text:p>
      <text:h text:style-name="Heading_20_2" text:outline-level="2">GeoJson in Leaflet</text:h>
      <text:p text:style-name="P138">todo GeoJson immer gleich geschrieben?</text:p>
      <text:p text:style-name="P203">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203"/>
      <text:p text:style-name="P206">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206"/>
      <text:p text:style-name="P204"><text:span text:style-name="T109">H</text:span>ier ein ganz einfaches <text:span text:style-name="T109">Beispiel</text:span>: <text:span text:style-name="T108">Der einfachste Weg GeoJSON in Ihrer Karte zu nutzen, ist Verwendung als Variable direkt. Das nachfolgende Programmcodebeispiel enthält einen den Punkt, den wir (todo link) als Marker auf der Karte angezeigt haben. Sobald Sie diesen in GeoJSON formatierten </text:span><text:soft-page-break/><text:span text:style-name="T108">Punkt in einer Variablen gespeichert haben, können Sie diesen ganz einfach zur Karte hinzufügen. (todo TeilCodebeispiele auch in Text.)</text:span></text:p>
      <text:p text:style-name="P207">(todo GeoJSON immer gleich geschrieben?)</text:p>
      <text:p text:style-name="P204">todo Achtung lat und lon sind vertauscht!</text:p>
      <text:p text:style-name="P209">Was macht der Code. Das nachfolgende Beispiel erstellt eine geoJSONLAYER Varialbe. Diese Variabel ist eine Instanz der Klasse L.geoJSON(). Dieser kann ein Objekt vom Typ GeoJSON als Parameter übergeben <text:span text:style-name="T110">und zur Karte hinzugefügt </text:span>werden. <text:span text:style-name="T110">(todo verkettet hinzufügen oder allein erklären? Oder habe ich schon erklärt?). </text:span></text:p>
      <text:p text:style-name="P205">973.html</text:p>
      <text:p text:style-name="P210"><text:span text:style-name="T110">Als Ergebnis sehen Sie eine Karte, auf der ein Marker abgebildet ist.</text:span></text:p>
      <text:p text:style-name="P211">981.png</text:p>
      <text:p text:style-name="P211">Der Marker enthält noch kein Pop-up. Todo link zu erklärung dazu.</text:p>
      <text:p text:style-name="P208">todo vielleicht ein kleines Beispiel mit allen geometrien.</text:p>
      <text:p text:style-name="P208"/>
      <text:h text:style-name="Heading_20_3" text:outline-level="3">Multiple Geometrien in Leaflet</text:h>
      <text:p text:style-name="P212">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213">972.html auch mit donut :) <text:span text:style-name="T111">auch auf Featurecollection und geometriecollection eingehen.</text:span></text:p>
      <text:h text:style-name="Heading_20_4" text:outline-level="4">Donuts</text:h>
      <text:h text:style-name="P247" text:outline-level="3"><text:span text:style-name="T112">GeoJSON aus leaflet exportieren</text:span></text:h>
      <text:p text:style-name="P217">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217">Das folgende Beispiel zeigt Ihnen, wie Sie einen Marker in eine GeoJSON Layer konvertieren können. Zunächst wird, genau wie wir es im ersten Kapitel (todo link?) gemacht haben ein Marker erstellt. </text:p>
      <text:p text:style-name="P217"><text:soft-page-break/>Todo Codeschnipsel einfügen.</text:p>
      <text:p text:style-name="P217">Danach wird die Methode toGeoJSON() des Markers aufgerufen und der Rückgabewert der Methode wird in der Variablen todo gespeichert. Bei der Variablen todo handelt es sich nun um ein GeoJSON Objekt.</text:p>
      <text:p text:style-name="P217">Zu guter Letzt fügen wir das GeoJSON Objekt todo zur Karte hinzu.</text:p>
      <text:p text:style-name="P215">971.html</text:p>
      <text:p text:style-name="P216"><text:span text:style-name="T114">todo </text:span>stringify <text:span text:style-name="T114">(</text:span><text:a xlink:type="simple" xlink:href="https://developer.mozilla.org/de/docs/Web/JavaScript/Reference/Global_Objects/JSON/stringify" text:style-name="Internet_20_link" text:visited-style-name="Visited_20_Internet_20_Link"><text:span text:style-name="T114">https://developer.mozilla.org/de/docs/Web/JavaScript/Reference/Global_Objects/JSON/stringify</text:span></text:a><text:span text:style-name="T114">)</text:span></text:p>
      <text:p text:style-name="P221">todo Ergebnis im Bild</text:p>
      <text:h text:style-name="P247" text:outline-level="3">Stylen</text:h>
      <text:p text:style-name="P214">Sie können neben den hier beschriebenen Optionen auf eine große Auswahl weitere Styles zugreifen. Die vollständige Liste finden Sie in der Dokumentation von Leaflet. <text:span text:style-name="T115">Sehen Sie sich dazu die Optionen zum Path-Objekt an: </text:span><text:a xlink:type="simple" xlink:href="http://leafletjs.com/reference-1.1.0.html#path" text:style-name="Internet_20_link" text:visited-style-name="Visited_20_Internet_20_Link"><text:span text:style-name="T115">http://leafletjs.com/reference-1.1.0.html#path</text:span></text:a><text:span text:style-name="T115">.</text:span></text:p>
      <text:p text:style-name="P218">Todo Optionen auflisten?</text:p>
      <text:h text:style-name="Heading_20_4" text:outline-level="4"><text:bookmark-start text:name="__DdeLink__1746_736041745"/>Ein einfaches Beispiel – <text:span text:style-name="T118">style:</text:span><text:bookmark-end text:name="__DdeLink__1746_736041745"/></text:h>
      <text:p text:style-name="P214"><text:span text:style-name="T116">Der nachfolgende Programmcode zeigt Ihnen an einem Beispiel, wie Sie Styles zusammen mit GeoJSON Layern verwenden können.</text:span></text:p>
      <text:p text:style-name="P221">Todo was habe ich genau gemacht? </text:p>
      <text:p text:style-name="P219">970.html</text:p>
      <text:p text:style-name="P219"/>
      <text:p text:style-name="P221">todo Ergebnis im Bild</text:p>
      <text:p text:style-name="P221"/>
      <text:h text:style-name="P259" text:outline-level="4">Ein komple<text:span text:style-name="T119">xe</text:span>res Beispiel mit Ereignissen</text:h>
      <text:p text:style-name="P223">969.html</text:p>
      <text:p text:style-name="P223">todo marker ändert Farbe nicht.</text:p>
      <text:p text:style-name="P222"/>
      <text:h text:style-name="Heading_20_3" text:outline-level="3"><text:soft-page-break/>Iterieren</text:h>
      <text:p text:style-name="P224">Interessant wird es, wenn man mit vielen Daten arbeitet. Und, beim Arbeiten mit vielen Daten werden Sie die Möglichkeit, alle Features mit einem Schlag zu bearbeiten, zu schätzen lernen.</text:p>
      <text:h text:style-name="P258" text:outline-level="4"><text:span text:style-name="T113">OneEachfeature</text:span></text:h>
      <text:p text:style-name="P228">Eine Funktion, die einmal für jede erstellte Funktion aufgerufen wird, nachdem sie erstellt und gestylt wurde. Nützlich zum Anhängen von Ereignissen und Popups an Features. Die Voreinstellung ist, mit den neu erstellten Ebenen nichts zu tun:</text:p>
      <text:p text:style-name="P225">968.html</text:p>
      <text:p text:style-name="P226">todo: <text:a xlink:type="simple" xlink:href="http://leafletjs.com/reference-1.1.0.html#geojson-oneachfeature" text:style-name="Internet_20_link" text:visited-style-name="Visited_20_Internet_20_Link"><text:span text:style-name="T120">http://leafletjs.com/reference-1.1.0.html#geojson-oneachfeature</text:span></text:a></text:p>
      <text:p text:style-name="P226"/>
      <text:p text:style-name="P225"/>
      <text:h text:style-name="P258" text:outline-level="4">Punkt zu Ebene</text:h>
      <text:p text:style-name="P227">Eine Funktion, die festlegt, wie GeoJSON <text:span text:style-name="T121">neue Ebenen</text:span> schichte<text:span text:style-name="T121">t</text:span>. Diese Funktion wird automatisch intern aufgerufen, wenn Daten hinzugefügt werden. Übergeben werden die Variablen GeoJSON Punkt-Funktion und seine LatLng. Die Voreinstellung ist, einen Standard-Marker zu erzeugen:</text:p>
      <text:p text:style-name="P225">96<text:span text:style-name="T120">7</text:span>.html</text:p>
      <text:p text:style-name="P225">todo: <text:a xlink:type="simple" xlink:href="http://leafletjs.com/reference-1.1.0.html#geojson-pointtolayer" text:style-name="Internet_20_link" text:visited-style-name="Visited_20_Internet_20_Link">http://leafletjs.com/reference-1.1.0.html#geojson-pointtolayer</text:a></text:p>
      <text:p text:style-name="P225"/>
      <text:h text:style-name="Heading_20_4" text:outline-level="4">Filter</text:h>
      <text:p text:style-name="Text_20_body"/>
      <text:h text:style-name="Heading_20_1" text:outline-level="1">Heatmaps und Choroplethenkarte</text:h>
      <text:p text:style-name="P12"><text:a xlink:type="simple" xlink:href="https://de.wikipedia.org/wiki/Choroplethenkarte" text:style-name="Internet_20_link" text:visited-style-name="Visited_20_Internet_20_Link">https:/</text:a><text:a xlink:type="simple" xlink:href="https://de.wikipedia.org/wiki/Choroplethenkarte" text:style-name="Internet_20_link" text:visited-style-name="Visited_20_Internet_20_Link">h</text:a><text:a xlink:type="simple" xlink:href="https://de.wikipedia.org/wiki/Choroplethenkarte" text:style-name="Internet_20_link" text:visited-style-name="Visited_20_Internet_20_Link">/de.wikipedia.org/wiki/Choroplethenkarte</text:a></text:p>
      <text:h text:style-name="Heading_20_1" text:outline-level="1"><text:soft-page-break/>Custom Markers</text:h>
      <text:h text:style-name="Heading_20_1" text:outline-level="1">ESRI</text:h>
      <text:h text:style-name="P233" text:outline-level="1">Leaflet und Joomla!</text:h>
      <text:p text:style-name="P113"/>
      <text:p text:style-name="P112">Todo </text:p>
      <text:p text:style-name="P112">Leaflet versucht nicht, jedem alles recht zu machen. Stattdessen konzentriert sich das JavaScript Framework darauf, die grundlegenden Dinge perfekt anzu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2" svg:font-family="'Courier New', monospace"/>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7-31T16:29:04.915522965</dc:date>
    <meta:editing-duration>P4DT3H23M41S</meta:editing-duration>
    <meta:editing-cycles>350</meta:editing-cycles>
    <meta:document-statistic meta:table-count="1" meta:image-count="0" meta:object-count="0" meta:page-count="31" meta:paragraph-count="529" meta:word-count="5178" meta:character-count="39175" meta:non-whitespace-character-count="34380"/>
  </office:meta>
</office:document-meta>
</file>